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ece" officeooo:paragraph-rsid="0017dece"/>
    </style:style>
    <style:style style:name="P2" style:family="paragraph" style:parent-style-name="Standard">
      <style:text-properties officeooo:rsid="0017dece" officeooo:paragraph-rsid="0018b242"/>
    </style:style>
    <style:style style:name="P3" style:family="paragraph" style:parent-style-name="Standard">
      <style:text-properties officeooo:paragraph-rsid="0017dece"/>
    </style:style>
    <style:style style:name="P4" style:family="paragraph" style:parent-style-name="Standard">
      <style:text-properties officeooo:rsid="0018b242" officeooo:paragraph-rsid="0018b242"/>
    </style:style>
    <style:style style:name="P5" style:family="paragraph" style:parent-style-name="Standard">
      <style:text-properties officeooo:paragraph-rsid="0018b242"/>
    </style:style>
    <style:style style:name="P6" style:family="paragraph" style:parent-style-name="Standard">
      <style:text-properties officeooo:rsid="0018b9f6" officeooo:paragraph-rsid="0018b9f6"/>
    </style:style>
    <style:style style:name="P7" style:family="paragraph" style:parent-style-name="Standard">
      <style:text-properties officeooo:paragraph-rsid="0018b9f6"/>
    </style:style>
    <style:style style:name="P8" style:family="paragraph" style:parent-style-name="Standard">
      <style:text-properties fo:color="#000000" officeooo:rsid="0018b9f6" officeooo:paragraph-rsid="0018b9f6"/>
    </style:style>
    <style:style style:name="P9" style:family="paragraph" style:parent-style-name="Standard">
      <style:text-properties fo:color="#000000" officeooo:rsid="0019aea1" officeooo:paragraph-rsid="0019aea1"/>
    </style:style>
    <style:style style:name="P10" style:family="paragraph" style:parent-style-name="Standard">
      <style:text-properties fo:color="#000000" officeooo:rsid="001d322d" officeooo:paragraph-rsid="001d322d"/>
    </style:style>
    <style:style style:name="P11" style:family="paragraph" style:parent-style-name="Standard">
      <style:text-properties fo:color="#000000" officeooo:rsid="001d577e" officeooo:paragraph-rsid="001d577e"/>
    </style:style>
    <style:style style:name="P12" style:family="paragraph" style:parent-style-name="Standard">
      <style:text-properties fo:color="#000000" officeooo:rsid="001de5af" officeooo:paragraph-rsid="001de5af"/>
    </style:style>
    <style:style style:name="P13" style:family="paragraph" style:parent-style-name="Standard">
      <style:text-properties fo:color="#000000" officeooo:rsid="001f0956" officeooo:paragraph-rsid="001f0956"/>
    </style:style>
    <style:style style:name="P14" style:family="paragraph" style:parent-style-name="Standard">
      <style:text-properties fo:color="#000000" officeooo:rsid="001fc2b1" officeooo:paragraph-rsid="001fc2b1"/>
    </style:style>
    <style:style style:name="P15" style:family="paragraph" style:parent-style-name="Standard">
      <style:text-properties fo:color="#000000" officeooo:rsid="001fc2b1" officeooo:paragraph-rsid="00225bcd"/>
    </style:style>
    <style:style style:name="P16" style:family="paragraph" style:parent-style-name="Standard">
      <style:text-properties fo:color="#000000" officeooo:rsid="001fc2b1" officeooo:paragraph-rsid="0022f6d3"/>
    </style:style>
    <style:style style:name="P17" style:family="paragraph" style:parent-style-name="Standard">
      <style:text-properties fo:color="#000000" officeooo:rsid="00225bcd" officeooo:paragraph-rsid="00225bcd"/>
    </style:style>
    <style:style style:name="P18" style:family="paragraph" style:parent-style-name="Standard">
      <style:text-properties fo:color="#000000" officeooo:rsid="0022f6d3" officeooo:paragraph-rsid="0022f6d3"/>
    </style:style>
    <style:style style:name="P19" style:family="paragraph" style:parent-style-name="Standard">
      <style:text-properties fo:color="#000000" officeooo:rsid="0023905d" officeooo:paragraph-rsid="0023905d"/>
    </style:style>
    <style:style style:name="P20" style:family="paragraph" style:parent-style-name="Standard">
      <style:text-properties fo:color="#000000" officeooo:rsid="0023e216" officeooo:paragraph-rsid="0023e216"/>
    </style:style>
    <style:style style:name="P21" style:family="paragraph" style:parent-style-name="Standard">
      <style:text-properties fo:color="#000000" officeooo:rsid="0024ae92" officeooo:paragraph-rsid="0024ae92"/>
    </style:style>
    <style:style style:name="P22" style:family="paragraph" style:parent-style-name="Standard">
      <style:text-properties fo:color="#000000" officeooo:rsid="002738c5"/>
    </style:style>
    <style:style style:name="P23" style:family="paragraph" style:parent-style-name="Standard">
      <style:text-properties fo:color="#000000" officeooo:rsid="002738c5" officeooo:paragraph-rsid="002738c5"/>
    </style:style>
    <style:style style:name="P24" style:family="paragraph" style:parent-style-name="Standard">
      <style:text-properties fo:color="#000000" officeooo:paragraph-rsid="0029d6e2"/>
    </style:style>
    <style:style style:name="P25" style:family="paragraph" style:parent-style-name="Standard">
      <style:text-properties officeooo:paragraph-rsid="001f0956"/>
    </style:style>
    <style:style style:name="P26" style:family="paragraph" style:parent-style-name="Standard">
      <style:text-properties fo:color="#0000cd" officeooo:rsid="0019aea1" officeooo:paragraph-rsid="0019aea1"/>
    </style:style>
    <style:style style:name="P27" style:family="paragraph" style:parent-style-name="Standard">
      <style:text-properties fo:color="#0000cd" officeooo:rsid="0023905d" officeooo:paragraph-rsid="0023905d"/>
    </style:style>
    <style:style style:name="P28" style:family="paragraph" style:parent-style-name="Standard">
      <style:text-properties fo:color="#0000cd" officeooo:rsid="0023e216" officeooo:paragraph-rsid="0023e216"/>
    </style:style>
    <style:style style:name="P29" style:family="paragraph" style:parent-style-name="Standard">
      <style:text-properties officeooo:paragraph-rsid="0023905d"/>
    </style:style>
    <style:style style:name="P30" style:family="paragraph" style:parent-style-name="Standard">
      <style:text-properties officeooo:paragraph-rsid="002738c5"/>
    </style:style>
    <style:style style:name="P31" style:family="paragraph" style:parent-style-name="Standard">
      <style:text-properties officeooo:paragraph-rsid="0029d6e2"/>
    </style:style>
    <style:style style:name="P32" style:family="paragraph" style:parent-style-name="Standard">
      <style:text-properties officeooo:rsid="0029d6e2" officeooo:paragraph-rsid="0029d6e2"/>
    </style:style>
    <style:style style:name="P33" style:family="paragraph" style:parent-style-name="Standard">
      <style:text-properties officeooo:rsid="0029d6e2" officeooo:paragraph-rsid="0029d6e2"/>
    </style:style>
    <style:style style:name="P34" style:family="paragraph" style:parent-style-name="Standard">
      <style:text-properties officeooo:rsid="002bd79e" officeooo:paragraph-rsid="002bd79e"/>
    </style:style>
    <style:style style:name="P35" style:family="paragraph" style:parent-style-name="Standard">
      <style:text-properties officeooo:rsid="002bd79e" officeooo:paragraph-rsid="002d7269"/>
    </style:style>
    <style:style style:name="P36" style:family="paragraph" style:parent-style-name="Standard">
      <style:text-properties fo:color="#000000" officeooo:rsid="0029d6e2" officeooo:paragraph-rsid="0029d6e2"/>
    </style:style>
    <style:style style:name="P37" style:family="paragraph" style:parent-style-name="Standard">
      <style:text-properties fo:color="#000000" officeooo:rsid="002bd79e" officeooo:paragraph-rsid="002bd79e"/>
    </style:style>
    <style:style style:name="P38" style:family="paragraph" style:parent-style-name="Standard">
      <style:text-properties fo:color="#000000" officeooo:rsid="002738c5" officeooo:paragraph-rsid="002738c5"/>
    </style:style>
    <style:style style:name="P39" style:family="paragraph" style:parent-style-name="Standard">
      <style:text-properties fo:color="#000000" officeooo:rsid="002dfd44" officeooo:paragraph-rsid="002dfd44"/>
    </style:style>
    <style:style style:name="P40" style:family="paragraph" style:parent-style-name="Standard">
      <style:text-properties fo:color="#000000" officeooo:rsid="002ec586" officeooo:paragraph-rsid="002ec586"/>
    </style:style>
    <style:style style:name="P41" style:family="paragraph" style:parent-style-name="Standard">
      <style:text-properties officeooo:rsid="002dfd44" officeooo:paragraph-rsid="002dfd44"/>
    </style:style>
    <style:style style:name="P42" style:family="paragraph" style:parent-style-name="Standard">
      <style:text-properties officeooo:rsid="002dfd44" officeooo:paragraph-rsid="002ec586"/>
    </style:style>
    <style:style style:name="P43" style:family="paragraph" style:parent-style-name="Standard">
      <style:text-properties officeooo:paragraph-rsid="002dfd44"/>
    </style:style>
    <style:style style:name="P44" style:family="paragraph" style:parent-style-name="Standard">
      <style:text-properties officeooo:rsid="002ec586" officeooo:paragraph-rsid="002dfd44"/>
    </style:style>
    <style:style style:name="P45" style:family="paragraph" style:parent-style-name="Standard">
      <style:text-properties officeooo:rsid="002ec586" officeooo:paragraph-rsid="002ec586"/>
    </style:style>
    <style:style style:name="P46" style:family="paragraph" style:parent-style-name="Standard">
      <style:text-properties officeooo:rsid="002ecf37" officeooo:paragraph-rsid="002ecf37"/>
    </style:style>
    <style:style style:name="P47" style:family="paragraph" style:parent-style-name="Standard">
      <style:text-properties officeooo:paragraph-rsid="002ecf37"/>
    </style:style>
    <style:style style:name="T1" style:family="text">
      <style:text-properties officeooo:rsid="0017dece"/>
    </style:style>
    <style:style style:name="T2" style:family="text">
      <style:text-properties fo:color="#a52a2a"/>
    </style:style>
    <style:style style:name="T3" style:family="text">
      <style:text-properties fo:color="#a52a2a" officeooo:rsid="002738c5"/>
    </style:style>
    <style:style style:name="T4" style:family="text">
      <style:text-properties fo:color="#0000cd"/>
    </style:style>
    <style:style style:name="T5" style:family="text">
      <style:text-properties fo:color="#0000cd" officeooo:rsid="002738c5"/>
    </style:style>
    <style:style style:name="T6" style:family="text">
      <style:text-properties fo:color="#ff0000"/>
    </style:style>
    <style:style style:name="T7" style:family="text">
      <style:text-properties fo:color="#ff0000" fo:background-color="transparent" loext:char-shading-value="0"/>
    </style:style>
    <style:style style:name="T8" style:family="text">
      <style:text-properties officeooo:rsid="0018b242"/>
    </style:style>
    <style:style style:name="T9" style:family="text">
      <style:text-properties officeooo:rsid="0018b9f6"/>
    </style:style>
    <style:style style:name="T10" style:family="text">
      <style:text-properties fo:color="#000000"/>
    </style:style>
    <style:style style:name="T11" style:family="text">
      <style:text-properties fo:color="#000000" officeooo:rsid="0018b9f6"/>
    </style:style>
    <style:style style:name="T12" style:family="text">
      <style:text-properties fo:color="#000000" officeooo:rsid="001f0956"/>
    </style:style>
    <style:style style:name="T13" style:family="text">
      <style:text-properties fo:color="#000000" officeooo:rsid="0023905d"/>
    </style:style>
    <style:style style:name="T14" style:family="text">
      <style:text-properties fo:color="#000000" officeooo:rsid="002738c5"/>
    </style:style>
    <style:style style:name="T15" style:family="text">
      <style:text-properties fo:color="#000000" officeooo:rsid="0029d6e2"/>
    </style:style>
    <style:style style:name="T16" style:family="text">
      <style:text-properties fo:color="#000000" officeooo:rsid="002ec586"/>
    </style:style>
    <style:style style:name="T17" style:family="text">
      <style:text-properties officeooo:rsid="00225bcd"/>
    </style:style>
    <style:style style:name="T18" style:family="text">
      <style:text-properties officeooo:rsid="0022f6d3"/>
    </style:style>
    <style:style style:name="T19" style:family="text">
      <style:text-properties officeooo:rsid="0029d6e2"/>
    </style:style>
    <style:style style:name="T20" style:family="text">
      <style:text-properties officeooo:rsid="002dfd44"/>
    </style:style>
    <style:style style:name="T21" style:family="text">
      <style:text-properties officeooo:rsid="002ec586"/>
    </style:style>
    <style:style style:name="T22" style:family="text">
      <style:text-properties officeooo:rsid="002ecf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g HTML :</text:p>
      <text:p text:style-name="P1"/>
      <text:p text:style-name="P1">&lt;a&gt;&lt;/a&gt; “ngelink”</text:p>
      <text:p text:style-name="P1"><text:span text:style-name="T4"><text:tab/>&lt;</text:span><text:span text:style-name="T2">a</text:span><text:span text:style-name="T6"> href</text:span><text:span text:style-name="T4">="https://www.w3schools.com"&gt;</text:span>Visit W3Schools.com!<text:span text:style-name="T4">&lt;</text:span><text:span text:style-name="T2">/a</text:span><text:span text:style-name="T4">&gt;</text:span> </text:p>
      <text:p text:style-name="P1"/>
      <text:p text:style-name="P1">&lt;abbr&gt;&lt;/abbr&gt; “singakatan dibaca satu-satu”</text:p>
      <text:p text:style-name="P6"/>
      <text:p text:style-name="P3"><text:span text:style-name="T1"><text:tab/>&lt;p&gt; the </text:span><text:span text:style-name="T4">&lt;</text:span><text:span text:style-name="T2">abbr</text:span><text:span text:style-name="T6"> title</text:span><text:span text:style-name="T4">="World Health Organization"&gt;</text:span>WHO<text:span text:style-name="T4">&lt;</text:span><text:span text:style-name="T2">/abbr</text:span><text:span text:style-name="T4">&gt;</text:span> was founded in 1948. <text:span text:style-name="T1">&lt;/p&gt;</text:span></text:p>
      <text:p text:style-name="P1"/>
      <text:p text:style-name="P1">&lt;acronym&gt;&lt;/acronym&gt; “singkatan dengan 2 kata” </text:p>
      <text:p text:style-name="P3">Can I get this <text:span text:style-name="T4">&lt;</text:span><text:span text:style-name="T2">acronym</text:span><text:span text:style-name="T6"> title</text:span><text:span text:style-name="T4">="as soon as possible"&gt;</text:span>ASAP<text:span text:style-name="T4">&lt;</text:span><text:span text:style-name="T2">/acronym</text:span><text:span text:style-name="T4">&gt;</text:span>?</text:p>
      <text:p text:style-name="P3"/>
      <text:p text:style-name="P1">&lt;address&gt;&lt;/address&gt; “<text:span text:style-name="T8">buat alamat”</text:span></text:p>
      <text:p text:style-name="P5"><text:span text:style-name="T1"><text:tab/></text:span><text:span text:style-name="T4">&lt;</text:span><text:span text:style-name="T2">address</text:span><text:span text:style-name="T4">&gt;</text:span><text:line-break/> <text:tab/> <text:s/>Written by <text:span text:style-name="T4">&lt;</text:span><text:span text:style-name="T2">a</text:span><text:span text:style-name="T6"> href</text:span><text:span text:style-name="T4">="mailto:webmaster@example.com"&gt;</text:span>Jon Doe<text:span text:style-name="T4">&lt;</text:span><text:span text:style-name="T2">/a</text:span><text:span text:style-name="T4">&gt;</text:span>.<text:span text:style-name="T4">&lt;</text:span><text:span text:style-name="T2">br</text:span><text:span text:style-name="T4">&gt;</text:span> <text:line-break/><text:tab/> <text:s/>Visit us at:<text:span text:style-name="T4">&lt;</text:span><text:span text:style-name="T2">br</text:span><text:span text:style-name="T4">&gt;</text:span><text:line-break/><text:tab/> <text:s/>Example.com<text:span text:style-name="T4">&lt;</text:span><text:span text:style-name="T2">br</text:span><text:span text:style-name="T4">&gt;</text:span><text:line-break/><text:tab/> <text:s/>Box 564, Disneyland<text:span text:style-name="T4">&lt;</text:span><text:span text:style-name="T2">br</text:span><text:span text:style-name="T4">&gt;</text:span><text:line-break/><text:tab/> <text:s/>USA<text:line-break/><text:tab/><text:span text:style-name="T4">&lt;</text:span><text:span text:style-name="T2">/address</text:span><text:span text:style-name="T4">&gt;</text:span></text:p>
      <text:p text:style-name="P5"><text:s/></text:p>
      <text:p text:style-name="P4">&lt;area&gt;&lt;/area&gt; “bisa memilih gambar yang terdapat pada gambar”</text:p>
      <text:p text:style-name="P5"><text:span text:style-name="T8"><text:tab/></text:span><text:span text:style-name="T4">&lt;</text:span><text:span text:style-name="T2">img</text:span><text:span text:style-name="T6"> src</text:span><text:span text:style-name="T4">="planets.gif"</text:span><text:span text:style-name="T6"> width</text:span><text:span text:style-name="T4">="145"</text:span><text:span text:style-name="T6"> height</text:span><text:span text:style-name="T4">="126"</text:span><text:span text:style-name="T6"> alt</text:span><text:span text:style-name="T4">="Planets" </text:span><text:span text:style-name="T6">usemap</text:span><text:span text:style-name="T4">="#planetmap"&gt;</text:span><text:line-break/><text:line-break/><text:tab/><text:span text:style-name="T4">&lt;</text:span><text:span text:style-name="T2">map</text:span><text:span text:style-name="T6"> name</text:span><text:span text:style-name="T4">="planetmap"&gt;</text:span><text:line-break/><text:tab/><text:tab/>  <text:span text:style-name="T4">&lt;</text:span><text:span text:style-name="T2">area</text:span><text:span text:style-name="T6"> shape</text:span><text:span text:style-name="T4">="rect"</text:span><text:span text:style-name="T6"> coords</text:span><text:span text:style-name="T4">="0,0,82,126"</text:span><text:span text:style-name="T6"> href</text:span><text:span text:style-name="T4">="sun.htm"</text:span><text:span text:style-name="T6"> alt</text:span><text:span text:style-name="T4">="Sun"&gt;</text:span><text:line-break/><text:tab/><text:tab/>  <text:span text:style-name="T4">&lt;</text:span><text:span text:style-name="T2">area</text:span><text:span text:style-name="T6"> shape</text:span><text:span text:style-name="T4">="circle"</text:span><text:span text:style-name="T6"> coords</text:span><text:span text:style-name="T4">="90,58,3"</text:span><text:span text:style-name="T6"> href</text:span><text:span text:style-name="T4">="mercur.htm"</text:span><text:span text:style-name="T6"> alt</text:span><text:span text:style-name="T4">="Mercury"&gt;</text:span><text:line-break/><text:tab/><text:tab/>  <text:span text:style-name="T4">&lt;</text:span><text:span text:style-name="T2">area</text:span><text:span text:style-name="T6"> shape</text:span><text:span text:style-name="T4">="circle"</text:span><text:span text:style-name="T6"> coords</text:span><text:span text:style-name="T4">="124,58,8"</text:span><text:span text:style-name="T6"> href</text:span><text:span text:style-name="T4">="venus.htm"</text:span><text:span text:style-name="T6"> alt</text:span><text:span text:style-name="T4">="Venus"&gt;</text:span><text:line-break/><text:tab/><text:span text:style-name="T4">&lt;</text:span><text:span text:style-name="T2">/map</text:span><text:span text:style-name="T4">&gt;</text:span> </text:p>
      <text:p text:style-name="P4"/>
      <text:p text:style-name="P4">&lt;article&gt;&lt;/article&gt; “buat artikel”</text:p>
      <text:p text:style-name="P5"><text:span text:style-name="T8"><text:tab/></text:span><text:span text:style-name="T4">&lt;</text:span><text:span text:style-name="T2">article</text:span><text:span text:style-name="T4">&gt;</text:span><text:line-break/>  <text:tab/><text:tab/><text:span text:style-name="T4">&lt;</text:span><text:span text:style-name="T2">h1</text:span><text:span text:style-name="T4">&gt;</text:span>Google Chrome<text:span text:style-name="T4">&lt;</text:span><text:span text:style-name="T2">/h1</text:span><text:span text:style-name="T4">&gt;</text:span><text:line-break/>  <text:tab/><text:tab/><text:span text:style-name="T4">&lt;</text:span><text:span text:style-name="T2">p</text:span><text:span text:style-name="T4">&gt;</text:span>Google Chrome is a free, open-source web browser developed by Google, released in 2008.<text:span text:style-name="T4">&lt;</text:span><text:span text:style-name="T2">/p</text:span><text:span text:style-name="T4">&gt;</text:span><text:line-break/><text:tab/><text:span text:style-name="T4">&lt;</text:span><text:span text:style-name="T2">/article</text:span><text:span text:style-name="T4">&gt;</text:span> </text:p>
      <text:p text:style-name="P4"/>
      <text:p text:style-name="P4">&lt;aside&gt;&lt;/aside&gt; “penempatan tempat”</text:p>
      <text:p text:style-name="P5"><text:span text:style-name="T8"><text:tab/></text:span><text:span text:style-name="T4">&lt;</text:span><text:span text:style-name="T2">aside</text:span><text:span text:style-name="T4">&gt;</text:span><text:line-break/><text:tab/><text:tab/>  <text:span text:style-name="T4">&lt;</text:span><text:span text:style-name="T2">h4</text:span><text:span text:style-name="T4">&gt;</text:span>Epcot Center<text:span text:style-name="T4">&lt;</text:span><text:span text:style-name="T2">/h4</text:span><text:span text:style-name="T4">&gt;</text:span><text:line-break/><text:tab/><text:tab/>  <text:span text:style-name="T4">&lt;</text:span><text:span text:style-name="T2">p</text:span><text:span text:style-name="T4">&gt;</text:span>The Epcot Center is a theme park in Disney World, Florida.<text:span text:style-name="T4">&lt;</text:span><text:span text:style-name="T2">/p</text:span><text:span text:style-name="T4">&gt;</text:span><text:line-break/><text:tab/><text:span text:style-name="T4">&lt;</text:span><text:span text:style-name="T2">/aside</text:span><text:span text:style-name="T4">&gt;</text:span></text:p>
      <text:p text:style-name="P1"/>
      <text:p text:style-name="P4">&lt;audio&gt;&lt;/audio&gt;</text:p>
      <text:p text:style-name="P5"><text:span text:style-name="T1"><text:tab/></text:span><text:span text:style-name="T4">&lt;</text:span><text:span text:style-name="T2">audio</text:span><text:span text:style-name="T6"> controls</text:span><text:span text:style-name="T4">&gt;</text:span><text:line-break/> <text:tab/><text:tab/> <text:span text:style-name="T4">&lt;</text:span><text:span text:style-name="T2">source</text:span><text:span text:style-name="T6"> src</text:span><text:span text:style-name="T4">="horse.ogg"</text:span><text:span text:style-name="T6"> type</text:span><text:span text:style-name="T4">="audio/ogg"&gt;</text:span><text:line-break/> <text:tab/><text:tab/> <text:span text:style-name="T4">&lt;</text:span><text:span text:style-name="T2">source</text:span><text:span text:style-name="T6"> src</text:span><text:span text:style-name="T4">="horse.mp3"</text:span><text:span text:style-name="T6"> type</text:span><text:span text:style-name="T4">="audio/mpeg"&gt;</text:span><text:line-break/>  <text:tab/><text:tab/>Your browser does not support the audio tag.<text:line-break/><text:tab/><text:span text:style-name="T4">&lt;</text:span><text:span text:style-name="T2">/audio</text:span><text:span text:style-name="T4">&gt;</text:span> </text:p>
      <text:p text:style-name="P2"/>
      <text:p text:style-name="P6">&lt;b&gt;&lt;/b&gt; “Bolt”</text:p>
      <text:p text:style-name="P7"><text:span text:style-name="T9"><text:tab/></text:span><text:span text:style-name="T4">&lt;</text:span><text:span text:style-name="T2">b</text:span><text:span text:style-name="T4">&gt;</text:span>and this is bold text<text:span text:style-name="T4">&lt;</text:span><text:span text:style-name="T2">/b</text:span><text:span text:style-name="T4">&gt;</text:span></text:p>
      <text:p text:style-name="P3"><text:soft-page-break/></text:p>
      <text:p text:style-name="P6">&lt;basefont&gt;&lt;/basefont&gt; “jika kita drag maka berubah merah sesuai font”</text:p>
      <text:p text:style-name="P6"><text:span text:style-name="T4"><text:tab/>&lt;</text:span><text:span text:style-name="T2">head</text:span><text:span text:style-name="T4">&gt;</text:span><text:line-break/><text:tab/><text:tab/><text:span text:style-name="T4">&lt;</text:span><text:span text:style-name="T2">basefont</text:span><text:span text:style-name="T6"> color</text:span><text:span text:style-name="T4">="red"</text:span><text:span text:style-name="T6"> size</text:span><text:span text:style-name="T4">="5"&gt;</text:span><text:line-break/><text:tab/><text:span text:style-name="T4">&lt;</text:span><text:span text:style-name="T2">/head</text:span><text:span text:style-name="T4">&gt;</text:span><text:line-break/><text:tab/><text:span text:style-name="T4">&lt;</text:span><text:span text:style-name="T2">body</text:span><text:span text:style-name="T4">&gt;</text:span><text:line-break/><text:tab/><text:tab/><text:span text:style-name="T4">&lt;</text:span><text:span text:style-name="T2">h1</text:span><text:span text:style-name="T4">&gt;</text:span>This is a heading<text:span text:style-name="T4">&lt;</text:span><text:span text:style-name="T2">/h1</text:span><text:span text:style-name="T4">&gt;</text:span></text:p>
      <text:p text:style-name="P8"/>
      <text:p text:style-name="P8">&lt;bdo&gt;&lt;/bdo&gt; “mengubah kata depan jadi belakang”</text:p>
      <text:p text:style-name="P8"><text:span text:style-name="T4"><text:tab/>&lt;</text:span><text:span text:style-name="T2">bdo</text:span><text:span text:style-name="T6"> dir</text:span><text:span text:style-name="T4">="rtl"&gt;</text:span><text:line-break/><text:tab/><text:tab/>This text will go right-to-left.<text:line-break/><text:tab/><text:span text:style-name="T4">&lt;</text:span><text:span text:style-name="T2">/bdo</text:span><text:span text:style-name="T4">&gt;</text:span> </text:p>
      <text:p text:style-name="P8"/>
      <text:p text:style-name="P8">&lt;big&gt;&lt;/big&gt; “kata menjadi besar”</text:p>
      <text:p text:style-name="P7"><text:span text:style-name="T11"><text:tab/></text:span><text:span text:style-name="T4">&lt;</text:span><text:span text:style-name="T2">p</text:span><text:span text:style-name="T4">&gt;&lt;</text:span><text:span text:style-name="T2">big</text:span><text:span text:style-name="T4">&gt;</text:span>Bigger text<text:span text:style-name="T4">&lt;</text:span><text:span text:style-name="T2">/big</text:span><text:span text:style-name="T4">&gt;&lt;</text:span><text:span text:style-name="T2">/p</text:span><text:span text:style-name="T4">&gt;</text:span> </text:p>
      <text:p text:style-name="P8"/>
      <text:p text:style-name="P9">&lt;blockquote&gt;&lt;/&lt;blockquote&gt; “kalimat menjorok 1 cm”</text:p>
      <text:p text:style-name="P9"><text:span text:style-name="T4"><text:tab/>&lt;</text:span><text:span text:style-name="T2">blockquote</text:span><text:span text:style-name="T6"> cite</text:span><text:span text:style-name="T4">="http://www.worldwildlife.org/who/index.html"&gt;</text:span><text:line-break/><text:tab/>For 50 years, WWF has been protecting the future of nature. The world's leading <text:tab/>conservation organization, WWF works in 100 countries and is supported by 1.2 million <text:tab/>members in the United States and close to 5 million globally.<text:line-break/><text:tab/><text:span text:style-name="T4">&lt;</text:span><text:span text:style-name="T2">/blockquote</text:span><text:span text:style-name="T4">&gt;</text:span> </text:p>
      <text:p text:style-name="P9"/>
      <text:p text:style-name="P9">&lt;br&gt;&lt;/br&gt; “enter”</text:p>
      <text:p text:style-name="P9"><text:tab/>This text contains<text:span text:style-name="T4">&lt;</text:span><text:span text:style-name="T2">br</text:span><text:span text:style-name="T4">&gt;</text:span></text:p>
      <text:p text:style-name="P26"/>
      <text:p text:style-name="P9">&lt;button&gt;&lt;/button&gt; “buat button timbul”</text:p>
      <text:p text:style-name="P9"><text:span text:style-name="T4"><text:tab/>&lt;</text:span><text:span text:style-name="T2">button</text:span><text:span text:style-name="T6"> type</text:span><text:span text:style-name="T4">="button"&gt;</text:span>Click Me!<text:span text:style-name="T4">&lt;</text:span><text:span text:style-name="T2">/button</text:span><text:span text:style-name="T4">&gt;</text:span> </text:p>
      <text:p text:style-name="P9"/>
      <text:p text:style-name="P9">&lt;caption&gt;&lt;/caption&gt; “pembuata judul agar sejajar denga table”</text:p>
      <text:p text:style-name="P9"><text:span text:style-name="T4"><text:tab/>&lt;</text:span><text:span text:style-name="T2">table</text:span><text:span text:style-name="T4">&gt;</text:span><text:line-break/><text:tab/>  <text:span text:style-name="T4">&lt;</text:span><text:span text:style-name="T2">caption</text:span><text:span text:style-name="T4">&gt;</text:span>Monthly savings<text:span text:style-name="T4">&lt;</text:span><text:span text:style-name="T2">/caption</text:span><text:span text:style-name="T4">&gt;</text:span><text:line-break/><text:tab/>  <text:span text:style-name="T4">&lt;</text:span><text:span text:style-name="T2">tr</text:span><text:span text:style-name="T4">&gt;</text:span><text:line-break/><text:tab/>    <text:span text:style-name="T4">&lt;</text:span><text:span text:style-name="T2">th</text:span><text:span text:style-name="T4">&gt;</text:span>Month<text:span text:style-name="T4">&lt;</text:span><text:span text:style-name="T2">/th</text:span><text:span text:style-name="T4">&gt;</text:span><text:line-break/><text:tab/>    <text:span text:style-name="T4">&lt;</text:span><text:span text:style-name="T2">th</text:span><text:span text:style-name="T4">&gt;</text:span>Savings<text:span text:style-name="T4">&lt;</text:span><text:span text:style-name="T2">/th</text:span><text:span text:style-name="T4">&gt;</text:span><text:line-break/> <text:tab/>  <text:span text:style-name="T4">&lt;</text:span><text:span text:style-name="T2">/tr</text:span><text:span text:style-name="T4">&gt;</text:span><text:line-break/><text:tab/><text:span text:style-name="T4">&lt;</text:span><text:span text:style-name="T2">/table</text:span><text:span text:style-name="T4">&gt;</text:span> </text:p>
      <text:p text:style-name="P9"/>
      <text:p text:style-name="P10">&lt;center&gt;&lt;/center&gt; “membuat kata menjadi ke tengah”</text:p>
      <text:p text:style-name="P9"><text:span text:style-name="T4"><text:tab/>&lt;</text:span><text:span text:style-name="T2">center</text:span><text:span text:style-name="T4">&gt;</text:span>This text will be center-aligned.<text:span text:style-name="T4">&lt;</text:span><text:span text:style-name="T2">/center</text:span><text:span text:style-name="T4">&gt;</text:span> </text:p>
      <text:p text:style-name="P9"/>
      <text:p text:style-name="P10">&lt;cite&gt;&lt;/cite&gt; “buat tulisan di bawah gambar”</text:p>
      <text:p text:style-name="P10"><text:span text:style-name="T4"><text:tab/>&lt;</text:span><text:span text:style-name="T2">p</text:span><text:span text:style-name="T4">&gt;&lt;</text:span><text:span text:style-name="T2">cite</text:span><text:span text:style-name="T4">&gt;</text:span>The Scream<text:span text:style-name="T4">&lt;</text:span><text:span text:style-name="T2">/cite</text:span><text:span text:style-name="T4">&gt;</text:span> by Edward Munch. Painted in 1893.<text:span text:style-name="T4">&lt;</text:span><text:span text:style-name="T2">/p</text:span><text:span text:style-name="T4">&gt;</text:span> </text:p>
      <text:p text:style-name="P10"/>
      <text:p text:style-name="P10">&lt;colgroup&gt;&lt;/colgroup&gt; “mengatur kolom”</text:p>
      <text:p text:style-name="P10"><text:span text:style-name="T4"><text:tab/>&lt;</text:span><text:span text:style-name="T2">table</text:span><text:span text:style-name="T4">&gt;</text:span><text:line-break/><text:tab/>  <text:span text:style-name="T4">&lt;</text:span><text:span text:style-name="T2">colgroup</text:span><text:span text:style-name="T4">&gt;</text:span><text:line-break/><text:tab/>    <text:span text:style-name="T4">&lt;</text:span><text:span text:style-name="T2">col</text:span><text:span text:style-name="T6"> </text:span><text:span text:style-name="T7">span</text:span><text:span text:style-name="T4">="2"</text:span><text:span text:style-name="T6"> style</text:span><text:span text:style-name="T4">="background-color:red"&gt;</text:span><text:line-break/><text:tab/>    <text:span text:style-name="T4">&lt;</text:span><text:span text:style-name="T2">col</text:span><text:span text:style-name="T6"> style</text:span><text:span text:style-name="T4">="background-color:yellow"&gt;</text:span><text:line-break/><text:tab/>  <text:span text:style-name="T4">&lt;</text:span><text:span text:style-name="T2">/colgroup</text:span><text:span text:style-name="T4">&gt;</text:span><text:line-break/><text:tab/>  <text:span text:style-name="T4">&lt;</text:span><text:span text:style-name="T2">tr</text:span><text:span text:style-name="T4">&gt;</text:span><text:line-break/><text:tab/>    <text:span text:style-name="T4">&lt;</text:span><text:span text:style-name="T2">th</text:span><text:span text:style-name="T4">&gt;</text:span>ISBN<text:span text:style-name="T4">&lt;</text:span><text:span text:style-name="T2">/th</text:span><text:span text:style-name="T4">&gt;</text:span><text:line-break/><text:soft-page-break/><text:tab/>    <text:span text:style-name="T4">&lt;</text:span><text:span text:style-name="T2">th</text:span><text:span text:style-name="T4">&gt;</text:span>Title<text:span text:style-name="T4">&lt;</text:span><text:span text:style-name="T2">/th</text:span><text:span text:style-name="T4">&gt;</text:span><text:line-break/><text:tab/>    <text:span text:style-name="T4">&lt;</text:span><text:span text:style-name="T2">th</text:span><text:span text:style-name="T4">&gt;</text:span>Price<text:span text:style-name="T4">&lt;</text:span><text:span text:style-name="T2">/th</text:span><text:span text:style-name="T4">&gt;</text:span><text:line-break/><text:tab/>  <text:span text:style-name="T4">&lt;</text:span><text:span text:style-name="T2">/tr</text:span><text:span text:style-name="T4">&gt;</text:span><text:line-break/><text:tab/>  <text:span text:style-name="T4">&lt;</text:span><text:span text:style-name="T2">tr</text:span><text:span text:style-name="T4">&gt;</text:span><text:line-break/><text:tab/>    <text:span text:style-name="T4">&lt;</text:span><text:span text:style-name="T2">td</text:span><text:span text:style-name="T4">&gt;</text:span>3476896<text:span text:style-name="T4">&lt;</text:span><text:span text:style-name="T2">/td</text:span><text:span text:style-name="T4">&gt;</text:span><text:line-break/><text:tab/>    <text:span text:style-name="T4">&lt;</text:span><text:span text:style-name="T2">td</text:span><text:span text:style-name="T4">&gt;</text:span>My first HTML<text:span text:style-name="T4">&lt;</text:span><text:span text:style-name="T2">/td</text:span><text:span text:style-name="T4">&gt;</text:span><text:line-break/><text:tab/>    <text:span text:style-name="T4">&lt;</text:span><text:span text:style-name="T2">td</text:span><text:span text:style-name="T4">&gt;</text:span>$53<text:span text:style-name="T4">&lt;</text:span><text:span text:style-name="T2">/td</text:span><text:span text:style-name="T4">&gt;</text:span><text:line-break/><text:tab/>  <text:span text:style-name="T4">&lt;</text:span><text:span text:style-name="T2">/tr</text:span><text:span text:style-name="T4">&gt;</text:span><text:line-break/><text:tab/><text:span text:style-name="T4">&lt;</text:span><text:span text:style-name="T2">/table</text:span><text:span text:style-name="T4">&gt;</text:span> </text:p>
      <text:p text:style-name="P10"/>
      <text:p text:style-name="P10">&lt;data&gt; “undered list : bullet “</text:p>
      <text:p text:style-name="P10"><text:span text:style-name="T4"><text:tab/>&lt;</text:span><text:span text:style-name="T2">ul</text:span><text:span text:style-name="T4">&gt;</text:span><text:line-break/><text:tab/>  <text:span text:style-name="T4">&lt;</text:span><text:span text:style-name="T2">li</text:span><text:span text:style-name="T4">&gt;&lt;</text:span><text:span text:style-name="T2">data</text:span><text:span text:style-name="T6"> value</text:span><text:span text:style-name="T4">="21053"&gt;</text:span>Cherry Tomato<text:span text:style-name="T4">&lt;</text:span><text:span text:style-name="T2">/data</text:span><text:span text:style-name="T4">&gt;&lt;</text:span><text:span text:style-name="T2">/li</text:span><text:span text:style-name="T4">&gt;</text:span><text:line-break/><text:tab/>  <text:span text:style-name="T4">&lt;</text:span><text:span text:style-name="T2">li</text:span><text:span text:style-name="T4">&gt;&lt;</text:span><text:span text:style-name="T2">data</text:span><text:span text:style-name="T6"> value</text:span><text:span text:style-name="T4">="21054"&gt;</text:span>Beef Tomato<text:span text:style-name="T4">&lt;</text:span><text:span text:style-name="T2">/data</text:span><text:span text:style-name="T4">&gt;&lt;</text:span><text:span text:style-name="T2">/li</text:span><text:span text:style-name="T4">&gt;</text:span><text:line-break/><text:tab/>  <text:span text:style-name="T4">&lt;</text:span><text:span text:style-name="T2">li</text:span><text:span text:style-name="T4">&gt;&lt;</text:span><text:span text:style-name="T2">data</text:span><text:span text:style-name="T6"> value</text:span><text:span text:style-name="T4">="21055"&gt;</text:span>Snack Tomato<text:span text:style-name="T4">&lt;</text:span><text:span text:style-name="T2">/data</text:span><text:span text:style-name="T4">&gt;&lt;</text:span><text:span text:style-name="T2">/li</text:span><text:span text:style-name="T4">&gt;</text:span><text:line-break/><text:tab/><text:span text:style-name="T4">&lt;</text:span><text:span text:style-name="T2">/ul</text:span><text:span text:style-name="T4">&gt;</text:span> </text:p>
      <text:p text:style-name="P10"/>
      <text:p text:style-name="P11">&lt;datalist&gt;&lt;/datalist&gt; “otomasis ada dalam pencarian”</text:p>
      <text:p text:style-name="P11"><text:tab/>&lt;form action="/action_page.php" method="get"&gt;</text:p>
      <text:p text:style-name="P11"><text:span text:style-name="T4"><text:tab/>&lt;</text:span><text:span text:style-name="T2">input</text:span><text:span text:style-name="T6"> list</text:span><text:span text:style-name="T4">="browsers" name=”browser&gt;</text:span><text:line-break/><text:tab/><text:span text:style-name="T4">&lt;</text:span><text:span text:style-name="T2">datalist</text:span><text:span text:style-name="T6"> id</text:span><text:span text:style-name="T4">="browsers"&gt;</text:span><text:line-break/><text:tab/>  <text:span text:style-name="T4">&lt;</text:span><text:span text:style-name="T2">option</text:span><text:span text:style-name="T6"> value</text:span><text:span text:style-name="T4">="Internet Explorer"&gt;</text:span><text:line-break/><text:tab/>  <text:span text:style-name="T4">&lt;</text:span><text:span text:style-name="T2">option</text:span><text:span text:style-name="T6"> value</text:span><text:span text:style-name="T4">="Firefox"&gt;</text:span><text:line-break/><text:tab/>  <text:span text:style-name="T4">&lt;</text:span><text:span text:style-name="T2">option</text:span><text:span text:style-name="T6"> value</text:span><text:span text:style-name="T4">="Chrome"&gt;</text:span><text:line-break/><text:tab/>  <text:span text:style-name="T4">&lt;</text:span><text:span text:style-name="T2">option</text:span><text:span text:style-name="T6"> value</text:span><text:span text:style-name="T4">="Opera"&gt;</text:span><text:line-break/><text:tab/>  <text:span text:style-name="T4">&lt;</text:span><text:span text:style-name="T2">option</text:span><text:span text:style-name="T6"> value</text:span><text:span text:style-name="T4">="Safari"&gt;</text:span><text:line-break/><text:tab/><text:span text:style-name="T4">&lt;</text:span><text:span text:style-name="T2">/datalist</text:span><text:span text:style-name="T4">&gt;</text:span> </text:p>
      <text:p text:style-name="P11"/>
      <text:p text:style-name="P13">&lt;dl&gt;&lt;/dl&gt; “definnisi list”</text:p>
      <text:p text:style-name="P13">&lt;dt&gt;&lt;/dt&gt; “definisi term”</text:p>
      <text:p text:style-name="P11">&lt;dd&gt;&lt;/dd&gt; “definisi description”</text:p>
      <text:p text:style-name="P11"><text:span text:style-name="T4"><text:tab/>&lt;</text:span><text:span text:style-name="T2">dl</text:span><text:span text:style-name="T4">&gt;</text:span><text:line-break/><text:tab/>  <text:span text:style-name="T4">&lt;</text:span><text:span text:style-name="T2">dt</text:span><text:span text:style-name="T4">&gt;</text:span>Coffee<text:span text:style-name="T4">&lt;</text:span><text:span text:style-name="T2">/dt</text:span><text:span text:style-name="T4">&gt;</text:span><text:line-break/><text:tab/>  <text:span text:style-name="T4">&lt;</text:span><text:span text:style-name="T2">dd</text:span><text:span text:style-name="T4">&gt;</text:span>Black hot drink<text:span text:style-name="T4">&lt;</text:span><text:span text:style-name="T2">/dd</text:span><text:span text:style-name="T4">&gt;</text:span><text:line-break/><text:tab/>  <text:span text:style-name="T4">&lt;</text:span><text:span text:style-name="T2">dt</text:span><text:span text:style-name="T4">&gt;</text:span>Milk<text:span text:style-name="T4">&lt;</text:span><text:span text:style-name="T2">/dt</text:span><text:span text:style-name="T4">&gt;</text:span><text:line-break/><text:tab/>  <text:span text:style-name="T4">&lt;</text:span><text:span text:style-name="T2">dd</text:span><text:span text:style-name="T4">&gt;</text:span>White cold drink<text:span text:style-name="T4">&lt;</text:span><text:span text:style-name="T2">/dd</text:span><text:span text:style-name="T4">&gt;</text:span><text:line-break/><text:tab/><text:span text:style-name="T4">&lt;</text:span><text:span text:style-name="T2">/dl</text:span><text:span text:style-name="T4">&gt;</text:span> </text:p>
      <text:p text:style-name="P11"><text:tab/></text:p>
      <text:p text:style-name="P11">&lt;del&gt;&lt;/del&gt; “berfungsi membuat garis tengah pada kata”</text:p>
      <text:p text:style-name="P11"><text:span text:style-name="T4"><text:tab/>&lt;</text:span><text:span text:style-name="T2">p</text:span><text:span text:style-name="T4">&gt;</text:span>My favorite color is <text:span text:style-name="T4">&lt;</text:span><text:span text:style-name="T2">del</text:span><text:span text:style-name="T4">&gt;</text:span>blue<text:span text:style-name="T4">&lt;</text:span><text:span text:style-name="T2">/del</text:span><text:span text:style-name="T4">&gt;</text:span> <text:span text:style-name="T4">&lt;</text:span><text:span text:style-name="T2">ins</text:span><text:span text:style-name="T4">&gt;</text:span>red<text:span text:style-name="T4">&lt;</text:span><text:span text:style-name="T2">/ins</text:span><text:span text:style-name="T4">&gt;</text:span>!<text:span text:style-name="T4">&lt;</text:span><text:span text:style-name="T2">/p</text:span><text:span text:style-name="T4">&gt;</text:span> </text:p>
      <text:p text:style-name="P11"/>
      <text:p text:style-name="P11">&lt;details&gt;&lt;/details&gt; “membuat detail kalimat”</text:p>
      <text:p text:style-name="P11"><text:span text:style-name="T4"><text:tab/>&lt;</text:span><text:span text:style-name="T2">details</text:span><text:span text:style-name="T4">&gt;</text:span><text:line-break/><text:tab/>  <text:span text:style-name="T4">&lt;</text:span><text:span text:style-name="T2">summary</text:span><text:span text:style-name="T4">&gt;</text:span>Copyright 1999-2014.<text:span text:style-name="T4">&lt;</text:span><text:span text:style-name="T2">/summary</text:span><text:span text:style-name="T4">&gt;</text:span><text:line-break/><text:tab/>  <text:span text:style-name="T4">&lt;</text:span><text:span text:style-name="T2">p</text:span><text:span text:style-name="T4">&gt;</text:span> - by Refsnes Data. All Rights Reserved.<text:span text:style-name="T4">&lt;</text:span><text:span text:style-name="T2">/p</text:span><text:span text:style-name="T4">&gt;</text:span><text:line-break/><text:tab/>  <text:span text:style-name="T4">&lt;</text:span><text:span text:style-name="T2">p</text:span><text:span text:style-name="T4">&gt;</text:span>All content and graphics on this web site are the property of the company Refsnes <text:tab/>Data.<text:span text:style-name="T4">&lt;</text:span><text:span text:style-name="T2">/p</text:span><text:span text:style-name="T4">&gt;</text:span><text:line-break/><text:tab/><text:span text:style-name="T4">&lt;</text:span><text:span text:style-name="T2">/details</text:span><text:span text:style-name="T4">&gt;</text:span> </text:p>
      <text:p text:style-name="P11"/>
      <text:p text:style-name="P11">&lt;dfn&gt;&lt;/dfn&gt; “garis miring pada kata”</text:p>
      <text:p text:style-name="P11"><text:span text:style-name="T4"><text:tab/>&lt;</text:span><text:span text:style-name="T2">p</text:span><text:span text:style-name="T4">&gt;&lt;</text:span><text:span text:style-name="T2">dfn</text:span><text:span text:style-name="T4">&gt;</text:span>HTML<text:span text:style-name="T4">&lt;</text:span><text:span text:style-name="T2">/dfn</text:span><text:span text:style-name="T4">&gt;</text:span> is the standard markup language for creating web pages.<text:span text:style-name="T4">&lt;</text:span><text:span text:style-name="T2">/p</text:span><text:span text:style-name="T4">&gt;</text:span> </text:p>
      <text:p text:style-name="P11"/>
      <text:p text:style-name="P11"><text:soft-page-break/></text:p>
      <text:p text:style-name="P12">&lt;dialog&gt;&lt;/dialog&gt; “membuat note dialog”</text:p>
      <text:p text:style-name="P12"><text:span text:style-name="T4"><text:tab/>&lt;</text:span><text:span text:style-name="T2">table</text:span><text:span text:style-name="T4">&gt;</text:span><text:line-break/><text:tab/><text:span text:style-name="T4">&lt;</text:span><text:span text:style-name="T2">tr</text:span><text:span text:style-name="T4">&gt;</text:span><text:line-break/><text:tab/>  <text:span text:style-name="T4">&lt;</text:span><text:span text:style-name="T2">th</text:span><text:span text:style-name="T4">&gt;</text:span>January <text:span text:style-name="T4">&lt;</text:span><text:span text:style-name="T2">dialog</text:span><text:span text:style-name="T6"> open</text:span><text:span text:style-name="T4">&gt;</text:span>This is an open dialog window<text:span text:style-name="T4">&lt;</text:span><text:span text:style-name="T2">/dialog</text:span><text:span text:style-name="T4">&gt;&lt;</text:span><text:span text:style-name="T2">/th</text:span><text:span text:style-name="T4">&gt;</text:span><text:line-break/><text:tab/>  <text:span text:style-name="T4">&lt;</text:span><text:span text:style-name="T2">th</text:span><text:span text:style-name="T4">&gt;</text:span>February<text:span text:style-name="T4">&lt;</text:span><text:span text:style-name="T2">/th</text:span><text:span text:style-name="T4">&gt;</text:span><text:line-break/><text:tab/>  <text:span text:style-name="T4">&lt;</text:span><text:span text:style-name="T2">th</text:span><text:span text:style-name="T4">&gt;</text:span>March<text:span text:style-name="T4">&lt;</text:span><text:span text:style-name="T2">/th</text:span><text:span text:style-name="T4">&gt;</text:span><text:line-break/><text:tab/><text:span text:style-name="T4">&lt;</text:span><text:span text:style-name="T2">/tr</text:span><text:span text:style-name="T4">&gt;</text:span><text:line-break/><text:tab/><text:span text:style-name="T4">&lt;</text:span><text:span text:style-name="T2">tr</text:span><text:span text:style-name="T4">&gt;</text:span><text:line-break/><text:tab/>  <text:span text:style-name="T4">&lt;</text:span><text:span text:style-name="T2">td</text:span><text:span text:style-name="T4">&gt;</text:span>31<text:span text:style-name="T4">&lt;</text:span><text:span text:style-name="T2">/td</text:span><text:span text:style-name="T4">&gt;</text:span><text:line-break/><text:tab/>  <text:span text:style-name="T4">&lt;</text:span><text:span text:style-name="T2">td</text:span><text:span text:style-name="T4">&gt;</text:span>28<text:span text:style-name="T4">&lt;</text:span><text:span text:style-name="T2">/td</text:span><text:span text:style-name="T4">&gt;</text:span><text:line-break/><text:tab/>  <text:span text:style-name="T4">&lt;</text:span><text:span text:style-name="T2">td</text:span><text:span text:style-name="T4">&gt;</text:span>31<text:span text:style-name="T4">&lt;</text:span><text:span text:style-name="T2">/td</text:span><text:span text:style-name="T4">&gt;</text:span><text:line-break/><text:tab/><text:tab/><text:span text:style-name="T4">&lt;</text:span><text:span text:style-name="T2">/tr</text:span><text:span text:style-name="T4">&gt;</text:span><text:line-break/><text:tab/><text:span text:style-name="T4">&lt;</text:span><text:span text:style-name="T2">/table</text:span><text:span text:style-name="T4">&gt;</text:span> </text:p>
      <text:p text:style-name="P12"/>
      <text:p text:style-name="P13">&lt;dir&gt;&lt;/dir&gt; “directory”</text:p>
      <text:p text:style-name="P25"><text:span text:style-name="T12"><text:tab/></text:span><text:span text:style-name="T4">&lt;</text:span><text:span text:style-name="T2">dir</text:span><text:span text:style-name="T4">&gt;</text:span><text:line-break/>  <text:tab/> <text:s/><text:span text:style-name="T4">&lt;</text:span><text:span text:style-name="T2">li</text:span><text:span text:style-name="T4">&gt;</text:span>html<text:span text:style-name="T4">&lt;</text:span><text:span text:style-name="T2">/li</text:span><text:span text:style-name="T4">&gt;</text:span><text:line-break/>  <text:tab/> <text:s/><text:span text:style-name="T4">&lt;</text:span><text:span text:style-name="T2">li</text:span><text:span text:style-name="T4">&gt;</text:span>xhtml<text:span text:style-name="T4">&lt;</text:span><text:span text:style-name="T2">/li</text:span><text:span text:style-name="T4">&gt;</text:span><text:line-break/>  <text:tab/> <text:s/><text:span text:style-name="T4">&lt;</text:span><text:span text:style-name="T2">li</text:span><text:span text:style-name="T4">&gt;</text:span>css<text:span text:style-name="T4">&lt;</text:span><text:span text:style-name="T2">/li</text:span><text:span text:style-name="T4">&gt;</text:span><text:line-break/><text:tab/><text:span text:style-name="T4">&lt;</text:span><text:span text:style-name="T2">/dir</text:span><text:span text:style-name="T4">&gt;</text:span> </text:p>
      <text:p text:style-name="P13"/>
      <text:p text:style-name="P13">&lt;div&gt;&lt;/div&gt; “division”</text:p>
      <text:p text:style-name="P13"><text:span text:style-name="T4"><text:tab/>&lt;</text:span><text:span text:style-name="T2">div</text:span><text:span text:style-name="T6"> style</text:span><text:span text:style-name="T4">="color:#0000FF"&gt;</text:span><text:line-break/> <text:tab/> <text:span text:style-name="T4">&lt;</text:span><text:span text:style-name="T2">h3</text:span><text:span text:style-name="T4">&gt;</text:span>This is a heading<text:span text:style-name="T4">&lt;</text:span><text:span text:style-name="T2">/h3</text:span><text:span text:style-name="T4">&gt;</text:span><text:line-break/> <text:tab/> <text:span text:style-name="T4">&lt;</text:span><text:span text:style-name="T2">p</text:span><text:span text:style-name="T4">&gt;</text:span>This is a paragraph.<text:span text:style-name="T4">&lt;</text:span><text:span text:style-name="T2">/p</text:span><text:span text:style-name="T4">&gt;</text:span><text:line-break/><text:tab/><text:span text:style-name="T4">&lt;</text:span><text:span text:style-name="T2">/div</text:span><text:span text:style-name="T4">&gt;</text:span> </text:p>
      <text:p text:style-name="P14"/>
      <text:p text:style-name="P14">&lt;em&gt;Emphasized text&lt;/em&gt;&lt;br&gt;</text:p>
      <text:p text:style-name="P14">&lt;strong&gt;Strong text&lt;/strong&gt;&lt;br&gt;</text:p>
      <text:p text:style-name="P14">&lt;code&gt;A piece of computer code&lt;/code&gt;&lt;br&gt;</text:p>
      <text:p text:style-name="P14">&lt;samp&gt;Sample output from a computer program&lt;/samp&gt;&lt;br&gt;</text:p>
      <text:p text:style-name="P14">&lt;kbd&gt;Keyboard input&lt;/kbd&gt;&lt;br&gt;</text:p>
      <text:p text:style-name="P14">&lt;var&gt;Variable&lt;/var&gt;</text:p>
      <text:p text:style-name="P14"/>
      <text:p text:style-name="P14"><text:span text:style-name="Emphasis"><text:tab/>Emphasized text</text:span><text:line-break/><text:tab/><text:span text:style-name="Strong_20_Emphasis">Strong text</text:span><text:line-break/><text:tab/><text:span text:style-name="Source_20_Text">A piece of computer code</text:span><text:line-break/><text:tab/><text:span text:style-name="Example">Sample output from a computer program</text:span><text:line-break/><text:tab/><text:span text:style-name="User_20_Entry">Keyboard input</text:span><text:line-break/><text:tab/><text:span text:style-name="Variable">Variable</text:span></text:p>
      <text:p text:style-name="P14"><text:span text:style-name="Variable"><text:span text:style-name="T10"/></text:span></text:p>
      <text:p text:style-name="P15"><text:span text:style-name="Variable"><text:span text:style-name="T17">&lt;fieldset&gt;&lt;/fieldset&gt; “membuat inputan dalam sebuah group”</text:span></text:span></text:p>
      <text:p text:style-name="P14"><text:span text:style-name="Variable"><text:span text:style-name="T4"><text:tab/>&lt;</text:span></text:span><text:span text:style-name="Variable"><text:span text:style-name="T2">form</text:span></text:span><text:span text:style-name="Variable"><text:span text:style-name="T4">&gt;</text:span></text:span><text:span text:style-name="Variable"><text:line-break/><text:tab/>  </text:span><text:span text:style-name="Variable"><text:span text:style-name="T4">&lt;</text:span></text:span><text:span text:style-name="Variable"><text:span text:style-name="T2">fieldset</text:span></text:span><text:span text:style-name="Variable"><text:span text:style-name="T4">&gt;</text:span></text:span><text:span text:style-name="Variable"><text:line-break/><text:tab/>    </text:span><text:span text:style-name="Variable"><text:span text:style-name="T4">&lt;</text:span></text:span><text:span text:style-name="Variable"><text:span text:style-name="T2">legend</text:span></text:span><text:span text:style-name="Variable"><text:span text:style-name="T4">&gt;</text:span></text:span><text:span text:style-name="Variable">Personalia:</text:span><text:span text:style-name="Variable"><text:span text:style-name="T4">&lt;</text:span></text:span><text:span text:style-name="Variable"><text:span text:style-name="T2">/legend</text:span></text:span><text:span text:style-name="Variable"><text:span text:style-name="T4">&gt;</text:span></text:span><text:span text:style-name="Variable"><text:line-break/><text:tab/>    Name: </text:span><text:span text:style-name="Variable"><text:span text:style-name="T4">&lt;</text:span></text:span><text:span text:style-name="Variable"><text:span text:style-name="T2">input</text:span></text:span><text:span text:style-name="Variable"><text:span text:style-name="T6"> type</text:span></text:span><text:span text:style-name="Variable"><text:span text:style-name="T4">="text"&gt;&lt;</text:span></text:span><text:span text:style-name="Variable"><text:span text:style-name="T2">br</text:span></text:span><text:span text:style-name="Variable"><text:span text:style-name="T4">&gt;</text:span></text:span><text:span text:style-name="Variable"><text:line-break/><text:tab/>    Email: </text:span><text:span text:style-name="Variable"><text:span text:style-name="T4">&lt;</text:span></text:span><text:span text:style-name="Variable"><text:span text:style-name="T2">input</text:span></text:span><text:span text:style-name="Variable"><text:span text:style-name="T6"> type</text:span></text:span><text:span text:style-name="Variable"><text:span text:style-name="T4">="text"&gt;&lt;</text:span></text:span><text:span text:style-name="Variable"><text:span text:style-name="T2">br</text:span></text:span><text:span text:style-name="Variable"><text:span text:style-name="T4">&gt;</text:span></text:span><text:span text:style-name="Variable"><text:line-break/><text:tab/>    Date of birth: </text:span><text:span text:style-name="Variable"><text:span text:style-name="T4">&lt;</text:span></text:span><text:span text:style-name="Variable"><text:span text:style-name="T2">input</text:span></text:span><text:span text:style-name="Variable"><text:span text:style-name="T6"> type</text:span></text:span><text:span text:style-name="Variable"><text:span text:style-name="T4">="text"&gt;</text:span></text:span><text:span text:style-name="Variable"><text:line-break/><text:tab/>  </text:span><text:span text:style-name="Variable"><text:span text:style-name="T4">&lt;</text:span></text:span><text:span text:style-name="Variable"><text:span text:style-name="T2">/fieldset</text:span></text:span><text:span text:style-name="Variable"><text:span text:style-name="T4">&gt;</text:span></text:span><text:span text:style-name="Variable"><text:line-break/><text:tab/></text:span><text:span text:style-name="Variable"><text:span text:style-name="T4">&lt;</text:span></text:span><text:span text:style-name="Variable"><text:span text:style-name="T2">/form</text:span></text:span><text:span text:style-name="Variable"><text:span text:style-name="T4">&gt;</text:span></text:span><text:span text:style-name="Variable"> </text:span></text:p>
      <text:p text:style-name="P14"><text:span text:style-name="Variable"/></text:p>
      <text:p text:style-name="P15"><text:soft-page-break/><text:span text:style-name="Variable"><text:span text:style-name="T17">&lt;figure&gt;&lt;/figure&gt;”membuat tampilan gambar”</text:span></text:span></text:p>
      <text:p text:style-name="P15"><text:span text:style-name="Variable"><text:span text:style-name="T17">&lt;figcaption&gt;&lt;/figcaption&gt;”membuat kata” dibawah gambar”</text:span></text:span></text:p>
      <text:p text:style-name="P14"><text:span text:style-name="Variable"><text:span text:style-name="T4"><text:tab/>&lt;</text:span></text:span><text:span text:style-name="Variable"><text:span text:style-name="T2">figure</text:span></text:span><text:span text:style-name="Variable"><text:span text:style-name="T4">&gt;</text:span></text:span><text:span text:style-name="Variable"><text:line-break/><text:tab/>  </text:span><text:span text:style-name="Variable"><text:span text:style-name="T4">&lt;</text:span></text:span><text:span text:style-name="Variable"><text:span text:style-name="T2">img</text:span></text:span><text:span text:style-name="Variable"><text:span text:style-name="T6"> src</text:span></text:span><text:span text:style-name="Variable"><text:span text:style-name="T4">="img_pulpit.jpg"</text:span></text:span><text:span text:style-name="Variable"><text:span text:style-name="T6"> alt</text:span></text:span><text:span text:style-name="Variable"><text:span text:style-name="T4">="The Pulpit Rock"</text:span></text:span><text:span text:style-name="Variable"><text:span text:style-name="T6"> width</text:span></text:span><text:span text:style-name="Variable"><text:span text:style-name="T4">="304"</text:span></text:span><text:span text:style-name="Variable"><text:span text:style-name="T6"> height</text:span></text:span><text:span text:style-name="Variable"><text:span text:style-name="T4">="228"&gt;</text:span></text:span><text:span text:style-name="Variable"><text:line-break/><text:tab/>  </text:span><text:span text:style-name="Variable"><text:span text:style-name="T4">&lt;</text:span></text:span><text:span text:style-name="Variable"><text:span text:style-name="T2">figcaption</text:span></text:span><text:span text:style-name="Variable"><text:span text:style-name="T4">&gt;</text:span></text:span><text:span text:style-name="Variable">Fig1. - A view of the pulpit rock in Norway.</text:span><text:span text:style-name="Variable"><text:span text:style-name="T4">&lt;</text:span></text:span><text:span text:style-name="Variable"><text:span text:style-name="T2">/figcaption</text:span></text:span><text:span text:style-name="Variable"><text:span text:style-name="T4">&gt;</text:span></text:span><text:span text:style-name="Variable"><text:line-break/><text:tab/></text:span><text:span text:style-name="Variable"><text:span text:style-name="T4">&lt;</text:span></text:span><text:span text:style-name="Variable"><text:span text:style-name="T2">/figure</text:span></text:span><text:span text:style-name="Variable"><text:span text:style-name="T4">&gt;</text:span></text:span><text:span text:style-name="Variable"> </text:span></text:p>
      <text:p text:style-name="P14"><text:span text:style-name="Variable"/></text:p>
      <text:p text:style-name="P15"><text:span text:style-name="Variable"><text:span text:style-name="T17">&lt;fonr&gt;&lt;/font&gt; “memberikan warna pada kalimat/kata”</text:span></text:span></text:p>
      <text:p text:style-name="P14"><text:span text:style-name="Variable"><text:span text:style-name="T4"><text:tab/>&lt;</text:span></text:span><text:span text:style-name="Variable"><text:span text:style-name="T2">font</text:span></text:span><text:span text:style-name="Variable"><text:span text:style-name="T6"> size</text:span></text:span><text:span text:style-name="Variable"><text:span text:style-name="T4">="3"</text:span></text:span><text:span text:style-name="Variable"><text:span text:style-name="T6"> color</text:span></text:span><text:span text:style-name="Variable"><text:span text:style-name="T4">="red"&gt;</text:span></text:span><text:span text:style-name="Variable">This is some text!</text:span><text:span text:style-name="Variable"><text:span text:style-name="T4">&lt;</text:span></text:span><text:span text:style-name="Variable"><text:span text:style-name="T2">/font</text:span></text:span><text:span text:style-name="Variable"><text:span text:style-name="T4">&gt;</text:span></text:span><text:span text:style-name="Variable"><text:line-break/><text:tab/></text:span><text:span text:style-name="Variable"><text:span text:style-name="T4">&lt;</text:span></text:span><text:span text:style-name="Variable"><text:span text:style-name="T2">font</text:span></text:span><text:span text:style-name="Variable"><text:span text:style-name="T6"> size</text:span></text:span><text:span text:style-name="Variable"><text:span text:style-name="T4">="2"</text:span></text:span><text:span text:style-name="Variable"><text:span text:style-name="T6"> color</text:span></text:span><text:span text:style-name="Variable"><text:span text:style-name="T4">="blue"&gt;</text:span></text:span><text:span text:style-name="Variable">This is some text!</text:span><text:span text:style-name="Variable"><text:span text:style-name="T4">&lt;</text:span></text:span><text:span text:style-name="Variable"><text:span text:style-name="T2">/font</text:span></text:span><text:span text:style-name="Variable"><text:span text:style-name="T4">&gt;</text:span></text:span><text:span text:style-name="Variable"><text:line-break/><text:tab/></text:span><text:span text:style-name="Variable"><text:span text:style-name="T4">&lt;</text:span></text:span><text:span text:style-name="Variable"><text:span text:style-name="T2">font</text:span></text:span><text:span text:style-name="Variable"><text:span text:style-name="T6"> face</text:span></text:span><text:span text:style-name="Variable"><text:span text:style-name="T4">="verdana"</text:span></text:span><text:span text:style-name="Variable"><text:span text:style-name="T6"> color</text:span></text:span><text:span text:style-name="Variable"><text:span text:style-name="T4">="green"&gt;</text:span></text:span><text:span text:style-name="Variable">This is some text!</text:span><text:span text:style-name="Variable"><text:span text:style-name="T4">&lt;</text:span></text:span><text:span text:style-name="Variable"><text:span text:style-name="T2">/font</text:span></text:span><text:span text:style-name="Variable"><text:span text:style-name="T4">&gt;</text:span></text:span><text:span text:style-name="Variable"> </text:span></text:p>
      <text:p text:style-name="P14"><text:span text:style-name="Variable"/></text:p>
      <text:p text:style-name="P15"><text:span text:style-name="Variable"><text:span text:style-name="T17">&lt;footer&gt;&lt;/footer&gt; “catatan kaki”</text:span></text:span></text:p>
      <text:p text:style-name="P14"><text:span text:style-name="Variable"><text:span text:style-name="T4"><text:tab/>&lt;</text:span></text:span><text:span text:style-name="Variable"><text:span text:style-name="T2">footer</text:span></text:span><text:span text:style-name="Variable"><text:span text:style-name="T4">&gt;</text:span></text:span><text:span text:style-name="Variable"><text:line-break/><text:tab/>  </text:span><text:span text:style-name="Variable"><text:span text:style-name="T4">&lt;</text:span></text:span><text:span text:style-name="Variable"><text:span text:style-name="T2">p</text:span></text:span><text:span text:style-name="Variable"><text:span text:style-name="T4">&gt;</text:span></text:span><text:span text:style-name="Variable">Posted by: Hege Refsnes</text:span><text:span text:style-name="Variable"><text:span text:style-name="T4">&lt;</text:span></text:span><text:span text:style-name="Variable"><text:span text:style-name="T2">/p</text:span></text:span><text:span text:style-name="Variable"><text:span text:style-name="T4">&gt;</text:span></text:span><text:span text:style-name="Variable"><text:line-break/><text:tab/>  </text:span><text:span text:style-name="Variable"><text:span text:style-name="T4">&lt;</text:span></text:span><text:span text:style-name="Variable"><text:span text:style-name="T2">p</text:span></text:span><text:span text:style-name="Variable"><text:span text:style-name="T4">&gt;</text:span></text:span><text:span text:style-name="Variable">Contact information: </text:span><text:span text:style-name="Variable"><text:span text:style-name="T4">&lt;</text:span></text:span><text:span text:style-name="Variable"><text:span text:style-name="T2">a</text:span></text:span><text:span text:style-name="Variable"><text:span text:style-name="T6"> href</text:span></text:span><text:span text:style-name="Variable"><text:span text:style-name="T4">="mailto:someone@example.com"&gt;</text:span></text:span><text:span text:style-name="Variable"><text:line-break/><text:tab/>  someone@example.com</text:span><text:span text:style-name="Variable"><text:span text:style-name="T4">&lt;</text:span></text:span><text:span text:style-name="Variable"><text:span text:style-name="T2">/a</text:span></text:span><text:span text:style-name="Variable"><text:span text:style-name="T4">&gt;</text:span></text:span><text:span text:style-name="Variable">.</text:span><text:span text:style-name="Variable"><text:span text:style-name="T4">&lt;</text:span></text:span><text:span text:style-name="Variable"><text:span text:style-name="T2">/p</text:span></text:span><text:span text:style-name="Variable"><text:span text:style-name="T4">&gt;</text:span></text:span><text:span text:style-name="Variable"><text:line-break/><text:tab/></text:span><text:span text:style-name="Variable"><text:span text:style-name="T4">&lt;</text:span></text:span><text:span text:style-name="Variable"><text:span text:style-name="T2">/footer</text:span></text:span><text:span text:style-name="Variable"><text:span text:style-name="T4">&gt;</text:span></text:span><text:span text:style-name="Variable"> </text:span></text:p>
      <text:p text:style-name="P14"><text:span text:style-name="Variable"><text:tab/></text:span></text:p>
      <text:p text:style-name="P17">&lt;form&gt;&lt;/form&gt; “membuat form <text:span text:style-name="T18">pada file.php</text:span>”</text:p>
      <text:p text:style-name="P18">&lt;input&gt;&lt;/input&gt; ”membuat inputan”</text:p>
      <text:p text:style-name="P16"><text:span text:style-name="T4"><text:tab/>&lt;</text:span><text:span text:style-name="T2">form</text:span><text:span text:style-name="T6"> action</text:span><text:span text:style-name="T4">="/action_page.php"</text:span><text:span text:style-name="T6"> method</text:span><text:span text:style-name="T4">="get"&gt;</text:span><text:line-break/><text:tab/>  First name: <text:span text:style-name="T4">&lt;</text:span><text:span text:style-name="T2">input</text:span><text:span text:style-name="T6"> type</text:span><text:span text:style-name="T4">="text"</text:span><text:span text:style-name="T6"> name</text:span><text:span text:style-name="T4">="fname"&gt;&lt;</text:span><text:span text:style-name="T2">br</text:span><text:span text:style-name="T4">&gt;</text:span><text:line-break/><text:tab/>  Last name: <text:span text:style-name="T4">&lt;</text:span><text:span text:style-name="T2">input</text:span><text:span text:style-name="T6"> type</text:span><text:span text:style-name="T4">="text"</text:span><text:span text:style-name="T6"> name</text:span><text:span text:style-name="T4">="lname"&gt;&lt;</text:span><text:span text:style-name="T2">br</text:span><text:span text:style-name="T4">&gt;</text:span><text:line-break/><text:tab/>  <text:span text:style-name="T4">&lt;</text:span><text:span text:style-name="T2">input</text:span><text:span text:style-name="T6"> type</text:span><text:span text:style-name="T4">="submit"</text:span><text:span text:style-name="T6"> value</text:span><text:span text:style-name="T4">="Submit"&gt;</text:span><text:line-break/><text:tab/><text:span text:style-name="T4">&lt;</text:span><text:span text:style-name="T2">/form</text:span><text:span text:style-name="T4">&gt;</text:span> </text:p>
      <text:p text:style-name="P14"/>
      <text:p text:style-name="P18">&lt;frameset&gt;&lt;/frameset&gt; “ukuran frame”</text:p>
      <text:p text:style-name="P17">&lt;frame&gt;&lt;/frame&gt; “<text:span text:style-name="T18">buat frame seperti kolom”</text:span></text:p>
      <text:p text:style-name="P14"><text:span text:style-name="T4"><text:tab/>&lt;</text:span><text:span text:style-name="T2">frameset</text:span><text:span text:style-name="T6"> cols</text:span><text:span text:style-name="T4">="25%,50%,25%"&gt;</text:span><text:line-break/><text:tab/>  <text:span text:style-name="T4">&lt;</text:span><text:span text:style-name="T2">frame</text:span><text:span text:style-name="T6"> src</text:span><text:span text:style-name="T4">="frame_a.htm"&gt;</text:span><text:line-break/><text:tab/>  <text:span text:style-name="T4">&lt;</text:span><text:span text:style-name="T2">frame</text:span><text:span text:style-name="T6"> src</text:span><text:span text:style-name="T4">="frame_b.htm"&gt;</text:span><text:line-break/><text:tab/>  <text:span text:style-name="T4">&lt;</text:span><text:span text:style-name="T2">frame</text:span><text:span text:style-name="T6"> src</text:span><text:span text:style-name="T4">="frame_c.htm"&gt;</text:span><text:line-break/><text:tab/><text:span text:style-name="T4">&lt;</text:span><text:span text:style-name="T2">/frameset</text:span><text:span text:style-name="T4">&gt;</text:span> </text:p>
      <text:p text:style-name="P14"/>
      <text:p text:style-name="P18">&lt;heading&gt;&lt;/heading&gt; “membuat ukuran kalimat, h1 lebih besar h2 – h6 lebih kecil”</text:p>
      <text:p text:style-name="P14"><text:span text:style-name="T4"><text:tab/>&lt;</text:span><text:span text:style-name="T2">h1</text:span><text:span text:style-name="T4">&gt;</text:span>This is heading 1<text:span text:style-name="T4">&lt;</text:span><text:span text:style-name="T2">/h1</text:span><text:span text:style-name="T4">&gt;</text:span><text:line-break/><text:tab/><text:span text:style-name="T4">&lt;</text:span><text:span text:style-name="T2">h2</text:span><text:span text:style-name="T4">&gt;</text:span>This is heading 2<text:span text:style-name="T4">&lt;</text:span><text:span text:style-name="T2">/h2</text:span><text:span text:style-name="T4">&gt;</text:span><text:line-break/><text:tab/><text:span text:style-name="T4">&lt;</text:span><text:span text:style-name="T2">h3</text:span><text:span text:style-name="T4">&gt;</text:span>This is heading 3<text:span text:style-name="T4">&lt;</text:span><text:span text:style-name="T2">/h3</text:span><text:span text:style-name="T4">&gt;</text:span><text:line-break/><text:tab/><text:span text:style-name="T4">&lt;</text:span><text:span text:style-name="T2">h4</text:span><text:span text:style-name="T4">&gt;</text:span>This is heading 4<text:span text:style-name="T4">&lt;</text:span><text:span text:style-name="T2">/h4</text:span><text:span text:style-name="T4">&gt;</text:span><text:line-break/><text:tab/><text:span text:style-name="T4">&lt;</text:span><text:span text:style-name="T2">h5</text:span><text:span text:style-name="T4">&gt;</text:span>This is heading 5<text:span text:style-name="T4">&lt;</text:span><text:span text:style-name="T2">/h5</text:span><text:span text:style-name="T4">&gt;</text:span><text:line-break/><text:tab/><text:span text:style-name="T4">&lt;</text:span><text:span text:style-name="T2">h6</text:span><text:span text:style-name="T4">&gt;</text:span>This is heading 6<text:span text:style-name="T4">&lt;</text:span><text:span text:style-name="T2">/h6</text:span><text:span text:style-name="T4">&gt;</text:span> </text:p>
      <text:p text:style-name="P14"/>
      <text:p text:style-name="P18">&lt;hr&gt;&lt;/hr&gt; “memberikan perbatasan garis pada kalimat”</text:p>
      <text:p text:style-name="P18"><text:span text:style-name="T4"><text:tab/>&lt;</text:span><text:span text:style-name="T2">h1</text:span><text:span text:style-name="T4">&gt;</text:span>HTML<text:span text:style-name="T4">&lt;</text:span><text:span text:style-name="T2">/h1</text:span><text:span text:style-name="T4">&gt;</text:span><text:line-break/><text:tab/><text:span text:style-name="T4">&lt;</text:span><text:span text:style-name="T2">p</text:span><text:span text:style-name="T4">&gt;</text:span>HTML is a language for describing web pages.....<text:span text:style-name="T4">&lt;</text:span><text:span text:style-name="T2">/p</text:span><text:span text:style-name="T4">&gt;</text:span></text:p>
      <text:p text:style-name="P18"><text:span text:style-name="T4"><text:tab/> &lt;</text:span><text:span text:style-name="T2">hr</text:span><text:span text:style-name="T4">&gt;</text:span></text:p>
      <text:p text:style-name="P18"/>
      <text:p text:style-name="P18">&lt;i&gt;&lt;/i&gt; “italic atau garis miring”</text:p>
      <text:p text:style-name="P18"><text:span text:style-name="T4"><text:tab/>&lt;</text:span><text:span text:style-name="T2">p</text:span><text:span text:style-name="T4">&gt;</text:span>He named his car <text:span text:style-name="T4">&lt;</text:span><text:span text:style-name="T2">i</text:span><text:span text:style-name="T4">&gt;</text:span>The lightning<text:span text:style-name="T4">&lt;</text:span><text:span text:style-name="T2">/i</text:span><text:span text:style-name="T4">&gt;</text:span>, because it was very fast.<text:span text:style-name="T4">&lt;</text:span><text:span text:style-name="T2">/p</text:span><text:span text:style-name="T4">&gt;</text:span> </text:p>
      <text:p text:style-name="P18"/>
      <text:p text:style-name="P18"/>
      <text:p text:style-name="P18"><text:soft-page-break/>&lt;iframe&gt;&lt;iframe&gt; “membuat sebuah tamipilan dapat berjalan dengan frame”</text:p>
      <text:p text:style-name="P18"><text:span text:style-name="T2"><text:tab/>&lt;iframe</text:span><text:span text:style-name="T6"> src</text:span><text:span text:style-name="T4">="</text:span><text:a xlink:type="simple" xlink:href="https://www.w3schools.com/" text:style-name="Internet_20_link" text:visited-style-name="Visited_20_Internet_20_Link">https://www.w3schools.com</text:a><text:span text:style-name="T4">"&gt;&lt;</text:span><text:span text:style-name="T2">/iframe</text:span><text:span text:style-name="T4">&gt;</text:span></text:p>
      <text:p text:style-name="P18"/>
      <text:p text:style-name="P18">&lt;img&gt;&lt;/img&gt; “menyisipkan gambar”</text:p>
      <text:p text:style-name="P18"><text:span text:style-name="T4"><text:tab/>&lt;</text:span><text:span text:style-name="T2">img</text:span><text:span text:style-name="T6"> src</text:span><text:span text:style-name="T4">="smiley.gif"</text:span><text:span text:style-name="T6"> alt</text:span><text:span text:style-name="T4">="Smiley face"</text:span><text:span text:style-name="T6"> height</text:span><text:span text:style-name="T4">="42"</text:span><text:span text:style-name="T6"> width</text:span><text:span text:style-name="T4">="42"&gt;</text:span> </text:p>
      <text:p text:style-name="P18"/>
      <text:p text:style-name="P19">&lt;ins&gt;&lt;/ins&gt; “insial garis bawah kata”</text:p>
      <text:p text:style-name="P19"><text:span text:style-name="T4"><text:tab/>&lt;</text:span><text:span text:style-name="T2">p</text:span><text:span text:style-name="T4">&gt;</text:span>My favorite color is <text:span text:style-name="T4">&lt;</text:span><text:span text:style-name="T2">del</text:span><text:span text:style-name="T4">&gt;</text:span>blue<text:span text:style-name="T4">&lt;</text:span><text:span text:style-name="T2">/del</text:span><text:span text:style-name="T4">&gt;</text:span> <text:span text:style-name="T4">&lt;</text:span><text:span text:style-name="T2">ins</text:span><text:span text:style-name="T4">&gt;</text:span>red<text:span text:style-name="T4">&lt;</text:span><text:span text:style-name="T2">/ins</text:span><text:span text:style-name="T4">&gt;</text:span>!<text:span text:style-name="T4">&lt;</text:span><text:span text:style-name="T2">/p</text:span><text:span text:style-name="T4">&gt;</text:span> </text:p>
      <text:p text:style-name="P19"/>
      <text:p text:style-name="P19">&lt;keygen&gt;&lt;/keygen&gt; “membuat keamanan input”</text:p>
      <text:p text:style-name="P19"><text:span text:style-name="T4"><text:tab/>&lt;</text:span><text:span text:style-name="T2">form</text:span><text:span text:style-name="T6"> action</text:span><text:span text:style-name="T4">="/action_page.php"</text:span><text:span text:style-name="T6"> method</text:span><text:span text:style-name="T4">="get"&gt;</text:span><text:line-break/><text:tab/>  Username: <text:span text:style-name="T4">&lt;</text:span><text:span text:style-name="T2">input</text:span><text:span text:style-name="T6"> type</text:span><text:span text:style-name="T4">="text"</text:span><text:span text:style-name="T6"> name</text:span><text:span text:style-name="T4">="usr_name"&gt;</text:span><text:line-break/><text:tab/>  Encryption: <text:span text:style-name="T4">&lt;</text:span><text:span text:style-name="T2">keygen</text:span><text:span text:style-name="T6"> name</text:span><text:span text:style-name="T4">="security"&gt;</text:span><text:line-break/><text:tab/>  <text:span text:style-name="T4">&lt;</text:span><text:span text:style-name="T2">input</text:span><text:span text:style-name="T6"> type</text:span><text:span text:style-name="T4">="submit"&gt;</text:span><text:line-break/><text:tab/><text:span text:style-name="T4">&lt;</text:span><text:span text:style-name="T2">/form</text:span><text:span text:style-name="T4">&gt;</text:span></text:p>
      <text:p text:style-name="P27"/>
      <text:p text:style-name="P19">&lt;label&gt;&lt;/label&gt; “memilih label”</text:p>
      <text:p text:style-name="P19"><text:span text:style-name="T4"><text:tab/>&lt;</text:span><text:span text:style-name="T2">form</text:span><text:span text:style-name="T6"> action</text:span><text:span text:style-name="T4">="/action_page.php"&gt;<text:line-break/><text:tab/>  &lt;</text:span><text:span text:style-name="T2">label</text:span><text:span text:style-name="T6"> for</text:span><text:span text:style-name="T4">="male"&gt;Male&lt;</text:span><text:span text:style-name="T2">/label</text:span><text:span text:style-name="T4">&gt;<text:line-break/><text:tab/>  &lt;</text:span><text:span text:style-name="T2">input</text:span><text:span text:style-name="T6"> type</text:span><text:span text:style-name="T4">="radio"</text:span><text:span text:style-name="T6"> name</text:span><text:span text:style-name="T4">="gender"</text:span><text:span text:style-name="T6"> id</text:span><text:span text:style-name="T4">="male"</text:span><text:span text:style-name="T6"> value</text:span><text:span text:style-name="T4">="male"&gt;&lt;</text:span><text:span text:style-name="T2">br</text:span><text:span text:style-name="T4">&gt;<text:line-break/><text:tab/>  &lt;</text:span><text:span text:style-name="T2">label</text:span><text:span text:style-name="T6"> for</text:span><text:span text:style-name="T4">="female"&gt;Female&lt;</text:span><text:span text:style-name="T2">/label</text:span><text:span text:style-name="T4">&gt;<text:line-break/><text:tab/>  &lt;</text:span><text:span text:style-name="T2">input</text:span><text:span text:style-name="T6"> type</text:span><text:span text:style-name="T4">="radio"</text:span><text:span text:style-name="T6"> name</text:span><text:span text:style-name="T4">="gender"</text:span><text:span text:style-name="T6"> id</text:span><text:span text:style-name="T4">="female"</text:span><text:span text:style-name="T6"> value</text:span><text:span text:style-name="T4">="female"&gt;&lt;</text:span><text:span text:style-name="T2">br</text:span><text:span text:style-name="T4">&gt;<text:line-break/><text:tab/>  &lt;</text:span><text:span text:style-name="T2">label</text:span><text:span text:style-name="T6"> for</text:span><text:span text:style-name="T4">="other"&gt;Other&lt;</text:span><text:span text:style-name="T2">/label</text:span><text:span text:style-name="T4">&gt;<text:line-break/><text:tab/>  &lt;</text:span><text:span text:style-name="T2">input</text:span><text:span text:style-name="T6"> type</text:span><text:span text:style-name="T4">="radio"</text:span><text:span text:style-name="T6"> name</text:span><text:span text:style-name="T4">="gender"</text:span><text:span text:style-name="T6"> id</text:span><text:span text:style-name="T4">="other"</text:span><text:span text:style-name="T6"> value</text:span><text:span text:style-name="T4">="other"&gt;&lt;</text:span><text:span text:style-name="T2">br</text:span><text:span text:style-name="T4">&gt;&lt;</text:span><text:span text:style-name="T2">br</text:span><text:span text:style-name="T4">&gt;<text:line-break/><text:tab/>  &lt;</text:span><text:span text:style-name="T2">input</text:span><text:span text:style-name="T6"> type</text:span><text:span text:style-name="T4">="submit"</text:span><text:span text:style-name="T6"> value</text:span><text:span text:style-name="T4">="Submit"&gt;<text:line-break/><text:tab/>&lt;</text:span><text:span text:style-name="T2">/form</text:span><text:span text:style-name="T4">&gt; </text:span></text:p>
      <text:p text:style-name="P19"/>
      <text:p text:style-name="P29"><text:span text:style-name="T13">&lt;legend&gt;&lt;/legend&gt; “membuat judul pada fieldset (inputan dalam group)”</text:span><text:span text:style-name="T4">&lt;</text:span><text:span text:style-name="T2">form</text:span><text:span text:style-name="T4">&gt;</text:span><text:line-break/><text:tab/>  <text:span text:style-name="T4">&lt;</text:span><text:span text:style-name="T2">fieldset</text:span><text:span text:style-name="T4">&gt;</text:span><text:line-break/><text:tab/>    <text:span text:style-name="T4">&lt;</text:span><text:span text:style-name="T2">legend</text:span><text:span text:style-name="T4">&gt;</text:span>Personalia:<text:span text:style-name="T4">&lt;</text:span><text:span text:style-name="T2">/legend</text:span><text:span text:style-name="T4">&gt;</text:span><text:line-break/><text:tab/>    Name: <text:span text:style-name="T4">&lt;</text:span><text:span text:style-name="T2">input</text:span><text:span text:style-name="T6"> type</text:span><text:span text:style-name="T4">="text"</text:span><text:span text:style-name="T6"> size</text:span><text:span text:style-name="T4">="30"&gt;&lt;</text:span><text:span text:style-name="T2">br</text:span><text:span text:style-name="T4">&gt;</text:span><text:line-break/><text:tab/>    Email: <text:span text:style-name="T4">&lt;</text:span><text:span text:style-name="T2">input</text:span><text:span text:style-name="T6"> type</text:span><text:span text:style-name="T4">="text"</text:span><text:span text:style-name="T6"> size</text:span><text:span text:style-name="T4">="30"&gt;&lt;</text:span><text:span text:style-name="T2">br</text:span><text:span text:style-name="T4">&gt;</text:span><text:line-break/><text:tab/>    Date of birth: <text:span text:style-name="T4">&lt;</text:span><text:span text:style-name="T2">input</text:span><text:span text:style-name="T6"> type</text:span><text:span text:style-name="T4">="text"</text:span><text:span text:style-name="T6"> size</text:span><text:span text:style-name="T4">="10"&gt;</text:span><text:line-break/><text:tab/>  <text:span text:style-name="T4">&lt;</text:span><text:span text:style-name="T2">/fieldset</text:span><text:span text:style-name="T4">&gt;</text:span><text:line-break/><text:tab/><text:span text:style-name="T4">&lt;</text:span><text:span text:style-name="T2">/form</text:span><text:span text:style-name="T4">&gt;</text:span> </text:p>
      <text:p text:style-name="P19"/>
      <text:p text:style-name="P19">&lt;ol&gt;&lt;/ol&gt; “ordered list (urutan dalam angka)”</text:p>
      <text:p text:style-name="P19">&lt;ul&gt;&lt;/ul&gt; “unordered list (urutan dalam bentuk titik dan lain lain)”</text:p>
      <text:p text:style-name="P19"><text:span text:style-name="T4"><text:tab/>&lt;</text:span><text:span text:style-name="T2">ol</text:span><text:span text:style-name="T4">&gt;<text:tab/></text:span><text:line-break/><text:tab/>  <text:span text:style-name="T4">&lt;</text:span><text:span text:style-name="T2">li</text:span><text:span text:style-name="T4">&gt;</text:span>Coffee<text:span text:style-name="T4">&lt;</text:span><text:span text:style-name="T2">/li</text:span><text:span text:style-name="T4">&gt;</text:span><text:line-break/><text:tab/>  <text:span text:style-name="T4">&lt;</text:span><text:span text:style-name="T2">li</text:span><text:span text:style-name="T4">&gt;</text:span>Tea<text:span text:style-name="T4">&lt;</text:span><text:span text:style-name="T2">/li</text:span><text:span text:style-name="T4">&gt;</text:span><text:line-break/><text:tab/>  <text:span text:style-name="T4">&lt;</text:span><text:span text:style-name="T2">li</text:span><text:span text:style-name="T4">&gt;</text:span>Milk<text:span text:style-name="T4">&lt;</text:span><text:span text:style-name="T2">/li</text:span><text:span text:style-name="T4">&gt;</text:span><text:line-break/><text:tab/><text:span text:style-name="T4">&lt;</text:span><text:span text:style-name="T2">/ol</text:span><text:span text:style-name="T4">&gt;</text:span><text:line-break/><text:tab/><text:line-break/><text:tab/><text:span text:style-name="T4">&lt;</text:span><text:span text:style-name="T2">ul</text:span><text:span text:style-name="T4">&gt;</text:span><text:line-break/><text:tab/>  <text:span text:style-name="T4">&lt;</text:span><text:span text:style-name="T2">li</text:span><text:span text:style-name="T4">&gt;</text:span>Coffee<text:span text:style-name="T4">&lt;</text:span><text:span text:style-name="T2">/li</text:span><text:span text:style-name="T4">&gt;</text:span><text:line-break/><text:tab/>  <text:span text:style-name="T4">&lt;</text:span><text:span text:style-name="T2">li</text:span><text:span text:style-name="T4">&gt;</text:span>Tea<text:span text:style-name="T4">&lt;</text:span><text:span text:style-name="T2">/li</text:span><text:span text:style-name="T4">&gt;</text:span><text:line-break/><text:tab/>  <text:span text:style-name="T4">&lt;</text:span><text:span text:style-name="T2">li</text:span><text:span text:style-name="T4">&gt;</text:span>Milk<text:span text:style-name="T4">&lt;</text:span><text:span text:style-name="T2">/li</text:span><text:span text:style-name="T4">&gt;</text:span><text:line-break/><text:tab/><text:span text:style-name="T4">&lt;</text:span><text:span text:style-name="T2">/ul</text:span><text:span text:style-name="T4">&gt;</text:span> </text:p>
      <text:p text:style-name="P19"/>
      <text:p text:style-name="P19"/>
      <text:p text:style-name="P19"/>
      <text:p text:style-name="P20"><text:soft-page-break/>&lt;link&gt;<text:tab/>“ngelick CSS”</text:p>
      <text:p text:style-name="P20"><text:span text:style-name="T4"><text:tab/>&lt;</text:span><text:span text:style-name="T2">head</text:span><text:span text:style-name="T4">&gt;</text:span><text:line-break/><text:tab/>  <text:span text:style-name="T4">&lt;</text:span><text:span text:style-name="T2">link</text:span><text:span text:style-name="T6"> rel</text:span><text:span text:style-name="T4">="stylesheet"</text:span><text:span text:style-name="T6"> type</text:span><text:span text:style-name="T4">="text/css"</text:span><text:span text:style-name="T6"> href</text:span><text:span text:style-name="T4">="theme.css"&gt;</text:span><text:line-break/><text:tab/><text:span text:style-name="T4">&lt;</text:span><text:span text:style-name="T2">/head</text:span><text:span text:style-name="T4">&gt;</text:span> </text:p>
      <text:p text:style-name="P20"/>
      <text:p text:style-name="P20">&lt;main&gt;&lt;/main&gt; “membuat artikel dalam suatu group”</text:p>
      <text:p text:style-name="P20"><text:span text:style-name="T4"><text:tab/>&lt;</text:span><text:span text:style-name="T2">main</text:span><text:span text:style-name="T4">&gt;</text:span><text:line-break/><text:tab/>  <text:span text:style-name="T4">&lt;</text:span><text:span text:style-name="T2">h1</text:span><text:span text:style-name="T4">&gt;</text:span>Web Browsers<text:span text:style-name="T4">&lt;</text:span><text:span text:style-name="T2">/h1</text:span><text:span text:style-name="T4">&gt;</text:span><text:line-break/><text:tab/>  <text:span text:style-name="T4">&lt;</text:span><text:span text:style-name="T2">p</text:span><text:span text:style-name="T4">&gt;</text:span>Google Chrome, Firefox, and Internet Explorer are the most used browsers today.<text:span text:style-name="T4">&lt;</text:span><text:span text:style-name="T2">/p</text:span><text:span text:style-name="T4">&gt;</text:span></text:p>
      <text:p text:style-name="P20"><text:span text:style-name="T4"><text:tab/>&lt;</text:span><text:span text:style-name="T2">article</text:span><text:span text:style-name="T4">&gt;<text:line-break/><text:tab/>    &lt;</text:span><text:span text:style-name="T2">h1</text:span><text:span text:style-name="T4">&gt;Google Chrome&lt;</text:span><text:span text:style-name="T2">/h1</text:span><text:span text:style-name="T4">&gt;</text:span></text:p>
      <text:p text:style-name="P20"><text:span text:style-name="T4"><text:tab/>&lt;</text:span><text:span text:style-name="T2">article</text:span><text:span text:style-name="T4">&gt;<text:line-break/><text:tab/>    &lt;</text:span><text:span text:style-name="T2">h1</text:span><text:span text:style-name="T4">&gt;Internet Explorer&lt;</text:span><text:span text:style-name="T2">/h1</text:span><text:span text:style-name="T4">&gt;</text:span></text:p>
      <text:p text:style-name="P20"><text:span text:style-name="T4"><text:tab/>&lt;</text:span><text:span text:style-name="T2">article</text:span><text:span text:style-name="T4">&gt;<text:line-break/><text:tab/>    &lt;</text:span><text:span text:style-name="T2">h1</text:span><text:span text:style-name="T4">&gt;Mozilla Firefox&lt;</text:span><text:span text:style-name="T2">/h1</text:span><text:span text:style-name="T4">&gt;</text:span></text:p>
      <text:p text:style-name="P28"><text:tab/>&lt;/main&gt;</text:p>
      <text:p text:style-name="P20"/>
      <text:p text:style-name="P20">&lt;mark&gt;&lt;/mark&gt; “memberikan warna di belakang kata”</text:p>
      <text:p text:style-name="P20"><text:span text:style-name="T4"><text:tab/>&lt;</text:span><text:span text:style-name="T2">p</text:span><text:span text:style-name="T4">&gt;</text:span>Do not forget to buy <text:span text:style-name="T4">&lt;</text:span><text:span text:style-name="T2">mark</text:span><text:span text:style-name="T4">&gt;</text:span>milk<text:span text:style-name="T4">&lt;</text:span><text:span text:style-name="T2">/mark</text:span><text:span text:style-name="T4">&gt;</text:span> today.<text:span text:style-name="T4">&lt;</text:span><text:span text:style-name="T2">/p</text:span><text:span text:style-name="T4">&gt;</text:span> </text:p>
      <text:p text:style-name="P20"/>
      <text:p text:style-name="P21">&lt;meta&gt; “metada/untuk responsife”</text:p>
      <text:p text:style-name="P21"><text:span text:style-name="T4"><text:tab/>&lt;</text:span><text:span text:style-name="T2">head</text:span><text:span text:style-name="T4">&gt;</text:span><text:line-break/><text:tab/>  <text:span text:style-name="T4">&lt;</text:span><text:span text:style-name="T2">meta</text:span><text:span text:style-name="T6"> charset</text:span><text:span text:style-name="T4">="UTF-8"&gt;</text:span><text:line-break/><text:tab/>  <text:span text:style-name="T4">&lt;</text:span><text:span text:style-name="T2">meta</text:span><text:span text:style-name="T6"> name</text:span><text:span text:style-name="T4">="description"</text:span><text:span text:style-name="T6"> content</text:span><text:span text:style-name="T4">="Free Web tutorials"&gt;</text:span><text:line-break/><text:tab/>  <text:span text:style-name="T4">&lt;</text:span><text:span text:style-name="T2">meta</text:span><text:span text:style-name="T6"> name</text:span><text:span text:style-name="T4">="keywords"</text:span><text:span text:style-name="T6"> content</text:span><text:span text:style-name="T4">="HTML,CSS,XML,JavaScript"&gt;</text:span><text:line-break/><text:tab/>  <text:span text:style-name="T4">&lt;</text:span><text:span text:style-name="T2">meta</text:span><text:span text:style-name="T6"> name</text:span><text:span text:style-name="T4">="author"</text:span><text:span text:style-name="T6"> content</text:span><text:span text:style-name="T4">="John Doe"&gt;</text:span><text:line-break/><text:tab/>  <text:span text:style-name="T4">&lt;</text:span><text:span text:style-name="T2">meta</text:span><text:span text:style-name="T6"> name</text:span><text:span text:style-name="T4">="viewport"</text:span><text:span text:style-name="T6"> content</text:span><text:span text:style-name="T4">="width=device-width, initial-scale=1.0"&gt;</text:span><text:line-break/><text:tab/><text:span text:style-name="T4">&lt;</text:span><text:span text:style-name="T2">/head</text:span><text:span text:style-name="T4">&gt;</text:span> </text:p>
      <text:p text:style-name="P21"/>
      <text:p text:style-name="P21">&lt;nav&gt;&lt;/nav&gt; “navbar pada dinding web atas kanan”</text:p>
      <text:p text:style-name="P21"><text:span text:style-name="T4"><text:tab/>&lt;</text:span><text:span text:style-name="T2">nav</text:span><text:span text:style-name="T4">&gt;</text:span><text:line-break/><text:tab/>  <text:span text:style-name="T4">&lt;</text:span><text:span text:style-name="T2">a</text:span><text:span text:style-name="T6"> href</text:span><text:span text:style-name="T4">="/html/"&gt;</text:span>HTML<text:span text:style-name="T4">&lt;</text:span><text:span text:style-name="T2">/a</text:span><text:span text:style-name="T4">&gt;</text:span> |<text:line-break/><text:tab/>  <text:span text:style-name="T4">&lt;</text:span><text:span text:style-name="T2">a</text:span><text:span text:style-name="T6"> href</text:span><text:span text:style-name="T4">="/css/"&gt;</text:span>CSS<text:span text:style-name="T4">&lt;</text:span><text:span text:style-name="T2">/a</text:span><text:span text:style-name="T4">&gt;</text:span> |<text:line-break/><text:tab/>  <text:span text:style-name="T4">&lt;</text:span><text:span text:style-name="T2">a</text:span><text:span text:style-name="T6"> href</text:span><text:span text:style-name="T4">="/js/"&gt;</text:span>JavaScript<text:span text:style-name="T4">&lt;</text:span><text:span text:style-name="T2">/a</text:span><text:span text:style-name="T4">&gt;</text:span> |<text:line-break/><text:tab/>  <text:span text:style-name="T4">&lt;</text:span><text:span text:style-name="T2">a</text:span><text:span text:style-name="T6"> href</text:span><text:span text:style-name="T4">="/jquery/"&gt;</text:span>jQuery<text:span text:style-name="T4">&lt;</text:span><text:span text:style-name="T2">/a</text:span><text:span text:style-name="T4">&gt;</text:span><text:line-break/><text:tab/><text:span text:style-name="T4">&lt;</text:span><text:span text:style-name="T2">/nav</text:span><text:span text:style-name="T4">&gt;</text:span> </text:p>
      <text:p text:style-name="P23"/>
      <text:p text:style-name="P23">&lt;object&gt;&lt;/object&gt; “membuat ukuran object”</text:p>
      <text:p text:style-name="P23"><text:span text:style-name="T4"><text:tab/>&lt;</text:span><text:span text:style-name="T2">object</text:span><text:span text:style-name="T6"> width</text:span><text:span text:style-name="T4">="400"</text:span><text:span text:style-name="T6"> height</text:span><text:span text:style-name="T4">="400"</text:span><text:span text:style-name="T6"> data</text:span><text:span text:style-name="T4">="helloworld.swf"&gt;&lt;</text:span><text:span text:style-name="T2">/object</text:span><text:span text:style-name="T4">&gt;</text:span> </text:p>
      <text:p text:style-name="P23"/>
      <text:p text:style-name="P35">&lt;select&gt;&lt;/select&gt; “melilih seleksi”</text:p>
      <text:p text:style-name="P23">&lt;optgroup&gt;&lt;/optgroup&gt; “pemilihan label yang terdiri dari option”</text:p>
      <text:p text:style-name="P23">&lt;option&gt;&lt;/option&gt; “opsi yang ada”</text:p>
      <text:p text:style-name="P23"><text:span text:style-name="T4"><text:tab/>&lt;</text:span><text:span text:style-name="T2">select</text:span><text:span text:style-name="T4">&gt;</text:span><text:line-break/><text:tab/>  <text:span text:style-name="T4">&lt;</text:span><text:span text:style-name="T2">optgroup</text:span><text:span text:style-name="T6"> label</text:span><text:span text:style-name="T4">="Swedish Cars"&gt;</text:span><text:line-break/><text:tab/>    <text:span text:style-name="T4">&lt;</text:span><text:span text:style-name="T2">option</text:span><text:span text:style-name="T6"> value</text:span><text:span text:style-name="T4">="volvo"&gt;</text:span>Volvo<text:span text:style-name="T4">&lt;</text:span><text:span text:style-name="T2">/option</text:span><text:span text:style-name="T4">&gt;</text:span><text:line-break/><text:tab/>    <text:span text:style-name="T4">&lt;</text:span><text:span text:style-name="T2">option</text:span><text:span text:style-name="T6"> value</text:span><text:span text:style-name="T4">="saab"&gt;</text:span>Saab<text:span text:style-name="T4">&lt;</text:span><text:span text:style-name="T2">/option</text:span><text:span text:style-name="T4">&gt;</text:span><text:line-break/><text:tab/>  <text:span text:style-name="T4">&lt;</text:span><text:span text:style-name="T2">/optgroup</text:span><text:span text:style-name="T4">&gt;</text:span><text:line-break/><text:tab/>  <text:span text:style-name="T4">&lt;</text:span><text:span text:style-name="T2">optgroup</text:span><text:span text:style-name="T6"> label</text:span><text:span text:style-name="T4">="German Cars"&gt;</text:span><text:line-break/><text:tab/>    <text:span text:style-name="T4">&lt;</text:span><text:span text:style-name="T2">option</text:span><text:span text:style-name="T6"> value</text:span><text:span text:style-name="T4">="mercedes"&gt;</text:span>Mercedes<text:span text:style-name="T4">&lt;</text:span><text:span text:style-name="T2">/option</text:span><text:span text:style-name="T4">&gt;</text:span><text:line-break/><text:tab/>    <text:span text:style-name="T4">&lt;</text:span><text:span text:style-name="T2">option</text:span><text:span text:style-name="T6"> value</text:span><text:span text:style-name="T4">="audi"&gt;</text:span>Audi<text:span text:style-name="T4">&lt;</text:span><text:span text:style-name="T2">/option</text:span><text:span text:style-name="T4">&gt;</text:span><text:line-break/><text:soft-page-break/><text:tab/>  <text:span text:style-name="T4">&lt;</text:span><text:span text:style-name="T2">/optgroup</text:span><text:span text:style-name="T4">&gt;</text:span><text:line-break/><text:tab/><text:span text:style-name="T4">&lt;</text:span><text:span text:style-name="T2">/select</text:span><text:span text:style-name="T4">&gt;</text:span> </text:p>
      <text:p text:style-name="P23"/>
      <text:p text:style-name="P23">&lt;p&gt;&lt;/p&gt; “paragraph”</text:p>
      <text:p text:style-name="P20"><text:span text:style-name="T4"><text:tab/>&lt;</text:span><text:span text:style-name="T2">p</text:span><text:span text:style-name="T4">&gt;</text:span>This is some text in a paragraph.<text:span text:style-name="T4">&lt;</text:span><text:span text:style-name="T2">/p</text:span><text:span text:style-name="T4">&gt;</text:span> </text:p>
      <text:p text:style-name="P20"/>
      <text:p text:style-name="P23">&lt;param&gt; “parameter”</text:p>
      <text:p text:style-name="P23"><text:span text:style-name="T4"><text:tab/>&lt;</text:span><text:span text:style-name="T2">object</text:span><text:span text:style-name="T6"> data</text:span><text:span text:style-name="T4">="horse.wav"&gt;</text:span><text:line-break/><text:tab/>  <text:span text:style-name="T4">&lt;</text:span><text:span text:style-name="T2">param</text:span><text:span text:style-name="T6"> name</text:span><text:span text:style-name="T4">="autoplay"</text:span><text:span text:style-name="T6"> value</text:span><text:span text:style-name="T4">="true"&gt;</text:span><text:line-break/><text:tab/><text:span text:style-name="T4">&lt;</text:span><text:span text:style-name="T2">/object</text:span><text:span text:style-name="T4">&gt;</text:span> </text:p>
      <text:p text:style-name="P23"/>
      <text:p text:style-name="P23">&lt;picture&gt;&lt;/picture&gt; “menampilkan lukisan picture”</text:p>
      <text:p text:style-name="P30"><text:span text:style-name="T14"><text:tab/></text:span><text:span text:style-name="T4">&lt;</text:span><text:span text:style-name="T2">picture</text:span><text:span text:style-name="T4">&gt;</text:span><text:line-break/><text:tab/> <text:span text:style-name="T4">&lt;</text:span><text:span text:style-name="T2">source</text:span><text:span text:style-name="T6"> media</text:span><text:span text:style-name="T4">="(min-width: 650px)"</text:span><text:span text:style-name="T6"> srcset</text:span><text:span text:style-name="T4">="img_pink_flowers.jpg"&gt;</text:span><text:line-break/><text:tab/> <text:span text:style-name="T4">&lt;</text:span><text:span text:style-name="T2">source</text:span><text:span text:style-name="T6"> media</text:span><text:span text:style-name="T4">="(min-width: 465px)"</text:span><text:span text:style-name="T6"> srcset</text:span><text:span text:style-name="T4">="img_white_flower.jpg"&gt;</text:span><text:line-break/><text:tab/> <text:span text:style-name="T4">&lt;</text:span><text:span text:style-name="T2">img</text:span><text:span text:style-name="T6"> src</text:span><text:span text:style-name="T4">="img_orange_flowers.jpg"</text:span><text:span text:style-name="T6"> alt</text:span><text:span text:style-name="T4">="Flowers"</text:span><text:span text:style-name="T6"> style</text:span><text:span text:style-name="T4">="width:auto;"&gt;</text:span><text:line-break/><text:span text:style-name="T4"><text:tab/></text:span><text:span text:style-name="T2">/picture</text:span><text:span text:style-name="T4">&gt;</text:span> </text:p>
      <text:p text:style-name="P23"/>
      <text:p text:style-name="P22">&lt;pre&gt;&lt;/pre&gt; “kalimat menjorok ke kanan”</text:p>
      <text:p text:style-name="P31"><text:span text:style-name="T5"><text:tab/>&lt;</text:span><text:span text:style-name="T3">pre</text:span><text:span text:style-name="T5">&gt;</text:span><text:span text:style-name="T14"><text:line-break/><text:tab/>Text in a pre element<text:line-break/><text:tab/>is displayed in a fixed-width<text:line-break/><text:tab/>font, and it preserves<text:line-break/><text:tab/>both spaces and<text:line-break/><text:tab/>line breaks<text:line-break/><text:tab/></text:span><text:span text:style-name="T5">&lt;</text:span><text:span text:style-name="T3">/pre</text:span><text:span text:style-name="T5">&gt;</text:span></text:p>
      <text:p text:style-name="P24"/>
      <text:p text:style-name="P31"><text:span text:style-name="T15">&lt;progress&gt;&lt;/progress&gt;</text:span><text:span text:style-name="T14"> “</text:span><text:span text:style-name="T15">grafik panjang progres</text:span></text:p>
      <text:p text:style-name="Standard"><text:span text:style-name="T4"><text:tab/>&lt;</text:span><text:span text:style-name="T2">progress</text:span><text:span text:style-name="T6"> value</text:span><text:span text:style-name="T4">="22"</text:span><text:span text:style-name="T6"> max</text:span><text:span text:style-name="T4">="100"&gt;&lt;</text:span><text:span text:style-name="T2">/progress</text:span><text:span text:style-name="T4">&gt;</text:span> </text:p>
      <text:p text:style-name="Standard"/>
      <text:p text:style-name="P32">&lt;q&gt;&lt;/q&gt; “membuat titik dua pada kalimat “</text:p>
      <text:p text:style-name="P32"><text:span text:style-name="T4"><text:tab/>&lt;</text:span><text:span text:style-name="T2">p</text:span><text:span text:style-name="T4">&gt;</text:span>WWF's goal is to: <text:line-break/><text:tab/><text:span text:style-name="T4">&lt;</text:span><text:span text:style-name="T2">q</text:span><text:span text:style-name="T4">&gt;</text:span>Build a future where people live in harmony with nature.<text:span text:style-name="T4">&lt;</text:span><text:span text:style-name="T2">/q</text:span><text:span text:style-name="T4">&gt;</text:span><text:line-break/><text:tab/>We hope they succeed.<text:span text:style-name="T4">&lt;</text:span><text:span text:style-name="T2">/p</text:span><text:span text:style-name="T4">&gt;</text:span> </text:p>
      <text:p text:style-name="P32"/>
      <text:p text:style-name="P32">&lt;s&gt;&lt;/s&gt; “buat garis tengah pada kata”</text:p>
      <text:p text:style-name="P32"><text:span text:style-name="T4"><text:tab/>&lt;</text:span><text:span text:style-name="T2">p</text:span><text:span text:style-name="T4">&gt;&lt;</text:span><text:span text:style-name="T2">s</text:span><text:span text:style-name="T4">&gt;</text:span>My car is blue.<text:span text:style-name="T4">&lt;</text:span><text:span text:style-name="T2">/s</text:span><text:span text:style-name="T4">&gt;&lt;</text:span><text:span text:style-name="T2">/p</text:span><text:span text:style-name="T4">&gt;</text:span></text:p>
      <text:p text:style-name="P32"/>
      <text:p text:style-name="P32">&lt;script&gt;&lt;/script&gt; “membuat script javascript”</text:p>
      <text:p text:style-name="P31"><text:span text:style-name="T19"><text:tab/></text:span><text:span text:style-name="T4">&lt;</text:span><text:span text:style-name="T2">script</text:span><text:span text:style-name="T4">&gt;</text:span><text:span text:style-name="T10"><text:line-break/><text:tab/>document.getElementById(</text:span><text:span text:style-name="T2">"demo"</text:span><text:span text:style-name="T10">).innerHTML = </text:span><text:span text:style-name="T2">"Hello JavaScript!"</text:span><text:span text:style-name="T10">;<text:line-break/><text:tab/></text:span><text:span text:style-name="T4">&lt;</text:span><text:span text:style-name="T2">/script</text:span><text:span text:style-name="T4">&gt;</text:span> </text:p>
      <text:p text:style-name="P36"/>
      <text:p text:style-name="P37">&lt;section&gt;&lt;/section&gt; “tag batasan dalam membuat suatu documenr”</text:p>
      <text:p text:style-name="P32"><text:span text:style-name="T4"><text:tab/>&lt;</text:span><text:span text:style-name="T2">section</text:span><text:span text:style-name="T4">&gt;</text:span><text:line-break/><text:tab/>  <text:span text:style-name="T4">&lt;</text:span><text:span text:style-name="T2">h1</text:span><text:span text:style-name="T4">&gt;</text:span>WWF<text:span text:style-name="T4">&lt;</text:span><text:span text:style-name="T2">/h1</text:span><text:span text:style-name="T4">&gt;</text:span><text:line-break/><text:tab/>  <text:span text:style-name="T4">&lt;</text:span><text:span text:style-name="T2">p</text:span><text:span text:style-name="T4">&gt;</text:span>The World Wide Fund for Nature (WWF) is....<text:span text:style-name="T4">&lt;</text:span><text:span text:style-name="T2">/p</text:span><text:span text:style-name="T4">&gt;</text:span><text:line-break/><text:tab/><text:span text:style-name="T4">&lt;</text:span><text:span text:style-name="T2">/section</text:span><text:span text:style-name="T4">&gt;</text:span> </text:p>
      <text:p text:style-name="P34"/>
      <text:p text:style-name="P34">&lt;select&gt;&lt;/select&gt; “melilih seleksi”</text:p>
      <text:p text:style-name="P34"><text:span text:style-name="T4"><text:tab/>&lt;</text:span><text:span text:style-name="T2">select</text:span><text:span text:style-name="T4">&gt;</text:span><text:line-break/><text:tab/>  <text:span text:style-name="T4">&lt;</text:span><text:span text:style-name="T2">option</text:span><text:span text:style-name="T6"> value</text:span><text:span text:style-name="T4">="volvo"&gt;</text:span>Volvo<text:span text:style-name="T4">&lt;</text:span><text:span text:style-name="T2">/option</text:span><text:span text:style-name="T4">&gt;</text:span><text:line-break/><text:soft-page-break/><text:tab/>  <text:span text:style-name="T4">&lt;</text:span><text:span text:style-name="T2">option</text:span><text:span text:style-name="T6"> value</text:span><text:span text:style-name="T4">="saab"&gt;</text:span>Saab<text:span text:style-name="T4">&lt;</text:span><text:span text:style-name="T2">/option</text:span><text:span text:style-name="T4">&gt;</text:span><text:line-break/><text:tab/>  <text:span text:style-name="T4">&lt;</text:span><text:span text:style-name="T2">option</text:span><text:span text:style-name="T6"> value</text:span><text:span text:style-name="T4">="mercedes"&gt;</text:span>Mercedes<text:span text:style-name="T4">&lt;</text:span><text:span text:style-name="T2">/option</text:span><text:span text:style-name="T4">&gt;</text:span><text:line-break/><text:tab/>  <text:span text:style-name="T4">&lt;</text:span><text:span text:style-name="T2">option</text:span><text:span text:style-name="T6"> value</text:span><text:span text:style-name="T4">="audi"&gt;</text:span>Audi<text:span text:style-name="T4">&lt;</text:span><text:span text:style-name="T2">/option</text:span><text:span text:style-name="T4">&gt;</text:span><text:line-break/><text:tab/><text:span text:style-name="T4">&lt;</text:span><text:span text:style-name="T2">/select</text:span><text:span text:style-name="T4">&gt;</text:span> </text:p>
      <text:p text:style-name="P37"/>
      <text:p text:style-name="P39">&lt;small&gt;&lt;/small&gt; “kalimat menjadi ukuran yang kecil”</text:p>
      <text:p text:style-name="P34"><text:span text:style-name="T4"><text:tab/>&lt;</text:span><text:span text:style-name="T2">p</text:span><text:span text:style-name="T4">&gt;</text:span>W3Schools.com - the world's largest web development site.<text:span text:style-name="T4">&lt;</text:span><text:span text:style-name="T2">/p</text:span><text:span text:style-name="T4">&gt;</text:span><text:line-break/><text:tab/><text:span text:style-name="T4">&lt;</text:span><text:span text:style-name="T2">p</text:span><text:span text:style-name="T4">&gt;&lt;</text:span><text:span text:style-name="T2">small</text:span><text:span text:style-name="T4">&gt;</text:span>Copyright 1999-2050 by Refsnes Data<text:span text:style-name="T4">&lt;</text:span><text:span text:style-name="T2">/small</text:span><text:span text:style-name="T4">&gt;&lt;</text:span><text:span text:style-name="T2">/p</text:span><text:span text:style-name="T4">&gt;</text:span> </text:p>
      <text:p text:style-name="P34"/>
      <text:p text:style-name="P41">&lt;audio&gt;&lt;/audio&gt; “suara”</text:p>
      <text:p text:style-name="P41"><text:span text:style-name="T4"><text:tab/>&lt;</text:span><text:span text:style-name="T2">audio</text:span><text:span text:style-name="T6"> controls</text:span><text:span text:style-name="T4">&gt;</text:span><text:line-break/><text:tab/>  <text:span text:style-name="T4">&lt;</text:span><text:span text:style-name="T2">source</text:span><text:span text:style-name="T6"> src</text:span><text:span text:style-name="T4">="horse.ogg"</text:span><text:span text:style-name="T6"> type</text:span><text:span text:style-name="T4">="audio/ogg"&gt;</text:span><text:line-break/><text:tab/>  <text:span text:style-name="T4">&lt;</text:span><text:span text:style-name="T2">source</text:span><text:span text:style-name="T6"> src</text:span><text:span text:style-name="T4">="horse.mp3"</text:span><text:span text:style-name="T6"> type</text:span><text:span text:style-name="T4">="audio/mpeg"&gt;</text:span><text:line-break/><text:tab/>  Your browser does not support the audio element.<text:line-break/><text:tab/><text:span text:style-name="T4">&lt;</text:span><text:span text:style-name="T2">/audio</text:span><text:span text:style-name="T4">&gt;</text:span> </text:p>
      <text:p text:style-name="P41"/>
      <text:p text:style-name="P41">&lt;span&gt;&lt;/span&gt; “mengubah warna pada kata/kalimat”</text:p>
      <text:p text:style-name="P41"><text:span text:style-name="T4"><text:tab/>&lt;</text:span><text:span text:style-name="T2">p</text:span><text:span text:style-name="T4">&gt;</text:span>My mother has <text:span text:style-name="T4">&lt;</text:span><text:span text:style-name="T2">span</text:span><text:span text:style-name="T6"> style</text:span><text:span text:style-name="T4">="color:blue"&gt;</text:span>blue<text:span text:style-name="T4">&lt;</text:span><text:span text:style-name="T2">/span</text:span><text:span text:style-name="T4">&gt;</text:span> eyes.<text:span text:style-name="T4">&lt;</text:span><text:span text:style-name="T2">/p</text:span><text:span text:style-name="T4">&gt;</text:span> </text:p>
      <text:p text:style-name="P41"/>
      <text:p text:style-name="P41">&lt;strike&gt;&lt;/strike&gt; “garis tengah pada kata/kalimat”</text:p>
      <text:p text:style-name="P43"><text:span text:style-name="T20"><text:tab/></text:span><text:span text:style-name="T4">&lt;</text:span><text:span text:style-name="T2">p</text:span><text:span text:style-name="T4">&gt;</text:span>Version 2.0 is <text:span text:style-name="T4">&lt;</text:span><text:span text:style-name="T2">strike</text:span><text:span text:style-name="T4">&gt;</text:span>not yet available!<text:span text:style-name="T4">&lt;</text:span><text:span text:style-name="T2">/strike</text:span><text:span text:style-name="T4">&gt;</text:span> now available!<text:span text:style-name="T4">&lt;</text:span><text:span text:style-name="T2">/p</text:span><text:span text:style-name="T4">&gt;</text:span> </text:p>
      <text:p text:style-name="P41"><text:span text:style-name="T4"/></text:p>
      <text:p text:style-name="P39">&lt;summary&gt;&lt;/summary&gt; “penjelasan dengan rincian”</text:p>
      <text:p text:style-name="P41"><text:span text:style-name="T4"><text:tab/>&lt;</text:span><text:span text:style-name="T2">details</text:span><text:span text:style-name="T4">&gt;</text:span><text:line-break/><text:tab/>  <text:span text:style-name="T4">&lt;</text:span><text:span text:style-name="T2">summary</text:span><text:span text:style-name="T4">&gt;</text:span>Copyright 1999-2014.<text:span text:style-name="T4">&lt;</text:span><text:span text:style-name="T2">/summary</text:span><text:span text:style-name="T4">&gt;</text:span><text:line-break/><text:tab/>  <text:span text:style-name="T4">&lt;</text:span><text:span text:style-name="T2">p</text:span><text:span text:style-name="T4">&gt;</text:span> - by Refsnes Data. All Rights Reserved.<text:span text:style-name="T4">&lt;</text:span><text:span text:style-name="T2">/p</text:span><text:span text:style-name="T4">&gt;</text:span><text:line-break/><text:tab/>  <text:span text:style-name="T4">&lt;</text:span><text:span text:style-name="T2">p</text:span><text:span text:style-name="T4">&gt;</text:span>All content and graphics on this web site are the property of the company Refsnes <text:tab/>Data.<text:span text:style-name="T4">&lt;</text:span><text:span text:style-name="T2">/p</text:span><text:span text:style-name="T4">&gt;</text:span><text:line-break/><text:tab/><text:span text:style-name="T4">&lt;</text:span><text:span text:style-name="T2">/details</text:span><text:span text:style-name="T4">&gt;</text:span></text:p>
      <text:p text:style-name="P41"><text:span text:style-name="T4"/></text:p>
      <text:p text:style-name="P39">&lt;sub&gt;&lt;/sub&gt; “kalimat menjadi kecil di atas”</text:p>
      <text:p text:style-name="P39">&lt;sup&gt;&lt;/sup&gt; “kalimta menjadi kecil di bawah”</text:p>
      <text:p text:style-name="P41"><text:span text:style-name="T4"><text:tab/>&lt;</text:span><text:span text:style-name="T2">p</text:span><text:span text:style-name="T4">&gt;This text contains &lt;</text:span><text:span text:style-name="T2">sub</text:span><text:span text:style-name="T4">&gt;subscript&lt;</text:span><text:span text:style-name="T2">/sub</text:span><text:span text:style-name="T4">&gt; text.&lt;</text:span><text:span text:style-name="T2">/p</text:span><text:span text:style-name="T4">&gt;</text:span></text:p>
      <text:p text:style-name="P41"><text:span text:style-name="T4"><text:tab/>&lt;</text:span><text:span text:style-name="T2">p</text:span><text:span text:style-name="T4">&gt;This text contains &lt;</text:span><text:span text:style-name="T2">sup</text:span><text:span text:style-name="T4">&gt;superscript&lt;</text:span><text:span text:style-name="T2">/sup</text:span><text:span text:style-name="T4">&gt; text.&lt;</text:span><text:span text:style-name="T2">/p</text:span><text:span text:style-name="T4">&gt; </text:span></text:p>
      <text:p text:style-name="P41"/>
      <text:p text:style-name="P41"><text:span text:style-name="T21">&lt;style&gt;&lt;/style&gt; “membuat style warna dan ukuran kata” </text:span><text:s/></text:p>
      <text:p text:style-name="P42"><text:span text:style-name="T4"><text:tab/>&lt;</text:span><text:span text:style-name="T2">html</text:span><text:span text:style-name="T4">&gt;</text:span><text:line-break/><text:tab/><text:span text:style-name="T4">&lt;</text:span><text:span text:style-name="T2">head</text:span><text:span text:style-name="T4">&gt;</text:span><text:line-break/><text:tab/><text:span text:style-name="T4">&lt;</text:span><text:span text:style-name="T2">style</text:span><text:span text:style-name="T4">&gt;</text:span><text:span text:style-name="T2"><text:line-break/><text:tab/>h1 </text:span><text:span text:style-name="T10">{</text:span><text:span text:style-name="T6">color</text:span><text:span text:style-name="T10">:</text:span><text:span text:style-name="T4">red</text:span><text:span text:style-name="T10">;}</text:span><text:span text:style-name="T2"><text:line-break/><text:tab/>p</text:span><text:span text:style-name="T10">{</text:span><text:span text:style-name="T6">color</text:span><text:span text:style-name="T10">:</text:span><text:span text:style-name="T4">blue</text:span><text:span text:style-name="T10">;}</text:span></text:p>
      <text:p text:style-name="P42"><text:span text:style-name="T10"/></text:p>
      <text:p text:style-name="P42"><text:span text:style-name="T16"><text:tab/>thead {color:green;}</text:span></text:p>
      <text:p text:style-name="P42"><text:span text:style-name="T16"><text:tab/>tbody {color:blue;}</text:span></text:p>
      <text:p text:style-name="P42"><text:span text:style-name="T16"><text:tab/>tfoot {color:red;}</text:span></text:p>
      <text:p text:style-name="P42"><text:span text:style-name="T16"><text:tab/></text:span></text:p>
      <text:p text:style-name="P42"><text:span text:style-name="T16"><text:tab/>table, th, td {</text:span></text:p>
      <text:p text:style-name="P42"><text:span text:style-name="T16"><text:tab/> <text:s text:c="3"/>border: 1px solid black;</text:span></text:p>
      <text:p text:style-name="P42"><text:span text:style-name="T16"><text:tab/>}</text:span><text:span text:style-name="T2"><text:line-break/><text:tab/></text:span><text:span text:style-name="T4">&lt;</text:span><text:span text:style-name="T2">/style</text:span><text:span text:style-name="T4">&gt;</text:span><text:line-break/><text:tab/><text:span text:style-name="T4">&lt;</text:span><text:span text:style-name="T2">/head</text:span><text:span text:style-name="T4">&gt;</text:span><text:line-break/><text:tab/><text:span text:style-name="T4">&lt;</text:span><text:span text:style-name="T2">body</text:span><text:span text:style-name="T4">&gt;</text:span></text:p>
      <text:p text:style-name="P41"><text:soft-page-break/><text:span text:style-name="T4"/></text:p>
      <text:p text:style-name="P39">&lt;table&gt;&lt;/table&gt; “membuat table”</text:p>
      <text:p text:style-name="P41"><text:span text:style-name="T4"><text:tab/>&lt;</text:span><text:span text:style-name="T2">table</text:span><text:span text:style-name="T4">&gt;</text:span><text:line-break/><text:tab/>  <text:span text:style-name="T4">&lt;</text:span><text:span text:style-name="T2">tr</text:span><text:span text:style-name="T4">&gt;</text:span><text:line-break/><text:tab/>    <text:span text:style-name="T4">&lt;</text:span><text:span text:style-name="T2">th</text:span><text:span text:style-name="T4">&gt;</text:span>Month<text:span text:style-name="T4">&lt;</text:span><text:span text:style-name="T2">/th</text:span><text:span text:style-name="T4">&gt;</text:span><text:line-break/><text:tab/>    <text:span text:style-name="T4">&lt;</text:span><text:span text:style-name="T2">th</text:span><text:span text:style-name="T4">&gt;</text:span>Savings<text:span text:style-name="T4">&lt;</text:span><text:span text:style-name="T2">/th</text:span><text:span text:style-name="T4">&gt;</text:span><text:line-break/><text:tab/>  <text:span text:style-name="T4">&lt;</text:span><text:span text:style-name="T2">/tr</text:span><text:span text:style-name="T4">&gt;</text:span><text:line-break/><text:tab/>  <text:span text:style-name="T4">&lt;</text:span><text:span text:style-name="T2">tr</text:span><text:span text:style-name="T4">&gt;</text:span><text:line-break/><text:tab/>    <text:span text:style-name="T4">&lt;</text:span><text:span text:style-name="T2">td</text:span><text:span text:style-name="T4">&gt;</text:span>January<text:span text:style-name="T4">&lt;</text:span><text:span text:style-name="T2">/td</text:span><text:span text:style-name="T4">&gt;</text:span><text:line-break/><text:tab/>    <text:span text:style-name="T4">&lt;</text:span><text:span text:style-name="T2">td</text:span><text:span text:style-name="T4">&gt;</text:span>$100<text:span text:style-name="T4">&lt;</text:span><text:span text:style-name="T2">/td</text:span><text:span text:style-name="T4">&gt;</text:span><text:line-break/><text:tab/>  <text:span text:style-name="T4">&lt;</text:span><text:span text:style-name="T2">/tr</text:span><text:span text:style-name="T4">&gt;</text:span><text:line-break/><text:tab/><text:span text:style-name="T4">&lt;</text:span><text:span text:style-name="T2">/table</text:span><text:span text:style-name="T4">&gt;</text:span> </text:p>
      <text:p text:style-name="P44"/>
      <text:p text:style-name="P45">&lt;th&gt;&lt;/th&gt; “memberikan judul awal pada baris dan kolom</text:p>
      <text:p text:style-name="P45">&lt;tr&gt;&lt;/tr&gt; “memberikan jarak pada baris dan kolom”</text:p>
      <text:p text:style-name="P45">&lt;td&gt;&lt;/td&gt; “memberikan data pada tabel”</text:p>
      <text:p text:style-name="P40">&lt;thead&gt;&lt;/thead&gt; “tabel head”</text:p>
      <text:p text:style-name="P40">&lt;tbody&gt;&lt;/tbody&gt; “tabel body”</text:p>
      <text:p text:style-name="P40">&lt;tfoot&gt;&lt;/tfoot&gt; “tabel footer”</text:p>
      <text:p text:style-name="P45"><text:span text:style-name="T4"><text:tab/>&lt;</text:span><text:span text:style-name="T2">table</text:span><text:span text:style-name="T4">&gt;</text:span><text:line-break/><text:tab/>  <text:span text:style-name="T4">&lt;</text:span><text:span text:style-name="T2">thead</text:span><text:span text:style-name="T4">&gt;</text:span><text:line-break/><text:tab/>  <text:span text:style-name="T4">&lt;</text:span><text:span text:style-name="T2">tr</text:span><text:span text:style-name="T4">&gt;</text:span><text:line-break/><text:tab/>     <text:span text:style-name="T4">&lt;</text:span><text:span text:style-name="T2">th</text:span><text:span text:style-name="T4">&gt;</text:span>Month<text:span text:style-name="T4">&lt;</text:span><text:span text:style-name="T2">/th</text:span><text:span text:style-name="T4">&gt;</text:span><text:line-break/><text:tab/>     <text:span text:style-name="T4">&lt;</text:span><text:span text:style-name="T2">th</text:span><text:span text:style-name="T4">&gt;</text:span>Savings<text:span text:style-name="T4">&lt;</text:span><text:span text:style-name="T2">/th</text:span><text:span text:style-name="T4">&gt;</text:span><text:line-break/><text:tab/>  <text:span text:style-name="T4">&lt;</text:span><text:span text:style-name="T2">/tr</text:span><text:span text:style-name="T4">&gt;</text:span><text:line-break/><text:tab/>  <text:span text:style-name="T4">&lt;</text:span><text:span text:style-name="T2">/thead</text:span><text:span text:style-name="T4">&gt;</text:span><text:line-break/><text:tab/>  <text:span text:style-name="T4">&lt;</text:span><text:span text:style-name="T2">tfoot</text:span><text:span text:style-name="T4">&gt;</text:span><text:line-break/><text:tab/>  <text:span text:style-name="T4">&lt;</text:span><text:span text:style-name="T2">tr</text:span><text:span text:style-name="T4">&gt;</text:span><text:line-break/><text:tab/>      <text:span text:style-name="T4">&lt;</text:span><text:span text:style-name="T2">td</text:span><text:span text:style-name="T4">&gt;</text:span>Sum<text:span text:style-name="T4">&lt;</text:span><text:span text:style-name="T2">/td</text:span><text:span text:style-name="T4">&gt;</text:span><text:line-break/><text:tab/>      <text:span text:style-name="T4">&lt;</text:span><text:span text:style-name="T2">td</text:span><text:span text:style-name="T4">&gt;</text:span>$180<text:span text:style-name="T4">&lt;</text:span><text:span text:style-name="T2">/td</text:span><text:span text:style-name="T4">&gt;</text:span><text:line-break/><text:tab/>  <text:span text:style-name="T4">&lt;</text:span><text:span text:style-name="T2">/tr</text:span><text:span text:style-name="T4">&gt;</text:span><text:line-break/><text:tab/>  <text:span text:style-name="T4">&lt;</text:span><text:span text:style-name="T2">/tfoot</text:span><text:span text:style-name="T4">&gt;</text:span><text:line-break/><text:tab/>  <text:span text:style-name="T4">&lt;</text:span><text:span text:style-name="T2">tbody</text:span><text:span text:style-name="T4">&gt;</text:span><text:line-break/><text:tab/>  <text:span text:style-name="T4">&lt;</text:span><text:span text:style-name="T2">tr</text:span><text:span text:style-name="T4">&gt;</text:span><text:line-break/><text:tab/>     <text:span text:style-name="T4">&lt;</text:span><text:span text:style-name="T2">td</text:span><text:span text:style-name="T4">&gt;</text:span>January<text:span text:style-name="T4">&lt;</text:span><text:span text:style-name="T2">/td</text:span><text:span text:style-name="T4">&gt;</text:span><text:line-break/><text:tab/>     <text:span text:style-name="T4">&lt;</text:span><text:span text:style-name="T2">td</text:span><text:span text:style-name="T4">&gt;</text:span>$100<text:span text:style-name="T4">&lt;</text:span><text:span text:style-name="T2">/td</text:span><text:span text:style-name="T4">&gt;</text:span><text:line-break/><text:tab/>  <text:span text:style-name="T4">&lt;</text:span><text:span text:style-name="T2">/tr</text:span><text:span text:style-name="T4">&gt;</text:span><text:line-break/><text:tab/>  <text:span text:style-name="T4">&lt;</text:span><text:span text:style-name="T2">tr</text:span><text:span text:style-name="T4">&gt;</text:span><text:line-break/><text:tab/>      <text:span text:style-name="T4">&lt;</text:span><text:span text:style-name="T2">td</text:span><text:span text:style-name="T4">&gt;</text:span>February<text:span text:style-name="T4">&lt;</text:span><text:span text:style-name="T2">/td</text:span><text:span text:style-name="T4">&gt;</text:span><text:line-break/><text:tab/>      <text:span text:style-name="T4">&lt;</text:span><text:span text:style-name="T2">td</text:span><text:span text:style-name="T4">&gt;</text:span>$80<text:span text:style-name="T4">&lt;</text:span><text:span text:style-name="T2">/td</text:span><text:span text:style-name="T4">&gt;</text:span><text:line-break/><text:tab/>  <text:span text:style-name="T4">&lt;</text:span><text:span text:style-name="T2">/tr</text:span><text:span text:style-name="T4">&gt;</text:span><text:line-break/><text:tab/>  <text:span text:style-name="T4">&lt;</text:span><text:span text:style-name="T2">/tbody</text:span><text:span text:style-name="T4">&gt;</text:span><text:line-break/><text:tab/><text:span text:style-name="T4">&lt;</text:span><text:span text:style-name="T2">/table</text:span><text:span text:style-name="T4">&gt;</text:span> </text:p>
      <text:p text:style-name="P41"/>
      <text:p text:style-name="P46">&lt;textarea&gt;&lt;/textarea&gt; “membuat area text dengan menggunakan label” </text:p>
      <text:p text:style-name="P47"><text:span text:style-name="T22"><text:tab/></text:span><text:span text:style-name="T4">&lt;</text:span><text:span text:style-name="T2">textarea</text:span><text:span text:style-name="T6"> rows</text:span><text:span text:style-name="T4">="4"</text:span><text:span text:style-name="T6"> cols</text:span><text:span text:style-name="T4">="50"&gt;</text:span><text:line-break/><text:tab/>At w3schools.com you will learn how to make a website. We offer free tutorials in all web <text:tab/>development technologies. <text:line-break/><text:tab/><text:span text:style-name="T4">&lt;</text:span><text:span text:style-name="T2">/textarea</text:span><text:span text:style-name="T4">&gt;</text:span> </text:p>
      <text:p text:style-name="P46"/>
      <text:p text:style-name="P46"/>
      <text:p text:style-name="P46"/>
      <text:p text:style-name="P46"><text:soft-page-break/>&lt;time&gt;&lt;/time&gt; “menunjukan waktu”</text:p>
      <text:p text:style-name="P47"><text:span text:style-name="T22"><text:tab/></text:span><text:span text:style-name="T4">&lt;</text:span><text:span text:style-name="T2">p</text:span><text:span text:style-name="T4">&gt;</text:span>We open at <text:span text:style-name="T4">&lt;</text:span><text:span text:style-name="T2">time</text:span><text:span text:style-name="T4">&gt;</text:span>10:00<text:span text:style-name="T4">&lt;</text:span><text:span text:style-name="T2">/time</text:span><text:span text:style-name="T4">&gt;</text:span> every morning.<text:span text:style-name="T4">&lt;</text:span><text:span text:style-name="T2">/p</text:span><text:span text:style-name="T4">&gt;</text:span></text:p>
      <text:p text:style-name="P47"><text:span text:style-name="T4"><text:tab/>&lt;</text:span><text:span text:style-name="T2">p</text:span><text:span text:style-name="T4">&gt;</text:span>I have a date on <text:span text:style-name="T4">&lt;</text:span><text:span text:style-name="T2">time</text:span><text:span text:style-name="T6"> datetime</text:span><text:span text:style-name="T4">="2008-02-14 20:00"&gt;</text:span>Valentines day<text:span text:style-name="T4">&lt;</text:span><text:span text:style-name="T2">/time</text:span><text:span text:style-name="T4">&gt;</text:span>.<text:span text:style-name="T4">&lt;</text:span><text:span text:style-name="T2">/p</text:span><text:span text:style-name="T4">&gt;</text:span> </text:p>
      <text:p text:style-name="P46"/>
      <text:p text:style-name="P46">&lt;u&gt;&lt;/u&gt; “underline”</text:p>
      <text:p text:style-name="P46"><text:span text:style-name="T4"><text:tab/>&lt;</text:span><text:span text:style-name="T2">p</text:span><text:span text:style-name="T4">&gt;</text:span>This is a <text:span text:style-name="T4">&lt;</text:span><text:span text:style-name="T2">u</text:span><text:span text:style-name="T4">&gt;</text:span>parragraph<text:span text:style-name="T4">&lt;</text:span><text:span text:style-name="T2">/u</text:span><text:span text:style-name="T4">&gt;</text:span>.<text:span text:style-name="T4">&lt;</text:span><text:span text:style-name="T2">/p</text:span><text:span text:style-name="T4">&gt;</text:span> </text:p>
      <text:p text:style-name="P46"/>
      <text:p text:style-name="P46">&lt;video&gt;&lt;/video&gt; “membuat video berjalan”</text:p>
      <text:p text:style-name="P46"><text:span text:style-name="T4"><text:tab/>&lt;</text:span><text:span text:style-name="T2">video</text:span><text:span text:style-name="T6"> width</text:span><text:span text:style-name="T4">="320"</text:span><text:span text:style-name="T6"> height</text:span><text:span text:style-name="T4">="240"</text:span><text:span text:style-name="T6"> controls</text:span><text:span text:style-name="T4">&gt;</text:span><text:line-break/><text:tab/>  <text:span text:style-name="T4">&lt;</text:span><text:span text:style-name="T2">source</text:span><text:span text:style-name="T6"> src</text:span><text:span text:style-name="T4">="movie.mp4"</text:span><text:span text:style-name="T6"> type</text:span><text:span text:style-name="T4">="video/mp4"&gt;</text:span><text:line-break/><text:tab/>  <text:span text:style-name="T4">&lt;</text:span><text:span text:style-name="T2">source</text:span><text:span text:style-name="T6"> src</text:span><text:span text:style-name="T4">="movie.ogg"</text:span><text:span text:style-name="T6"> type</text:span><text:span text:style-name="T4">="video/ogg"&gt;</text:span><text:line-break/><text:tab/>  Your browser does not support the video tag.<text:line-break/><text:tab/><text:span text:style-name="T4">&lt;</text:span><text:span text:style-name="T2">/video</text:span><text:span text:style-name="T4">&gt;</text:span> 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3:53:56.102984724</meta:creation-date>
    <meta:generator>LibreOffice/5.1.6.2$Linux_X86_64 LibreOffice_project/10m0$Build-2</meta:generator>
    <dc:date>2017-08-21T18:58:16.338359850</dc:date>
    <meta:editing-duration>PT47M18S</meta:editing-duration>
    <meta:editing-cycles>9</meta:editing-cycles>
    <meta:document-statistic meta:table-count="0" meta:image-count="0" meta:object-count="0" meta:page-count="11" meta:paragraph-count="187" meta:word-count="1405" meta:character-count="14043" meta:non-whitespace-character-count="11946"/>
  </office:meta>
</office:document-meta>
</file>